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18cm"/>
    </style:style>
    <style:style style:name="co2" style:family="table-column">
      <style:table-column-properties fo:break-before="auto" style:column-width="2.974cm"/>
    </style:style>
    <style:style style:name="co3" style:family="table-column">
      <style:table-column-properties fo:break-before="auto" style:column-width="2.224cm"/>
    </style:style>
    <style:style style:name="co4" style:family="table-column">
      <style:table-column-properties fo:break-before="auto" style:column-width="4.523cm"/>
    </style:style>
    <style:style style:name="co5" style:family="table-column">
      <style:table-column-properties fo:break-before="auto" style:column-width="2.267cm"/>
    </style:style>
    <style:style style:name="co6" style:family="table-column">
      <style:table-column-properties fo:break-before="auto" style:column-width="2.829cm"/>
    </style:style>
    <style:style style:name="co7" style:family="table-column">
      <style:table-column-properties fo:break-before="auto" style:column-width="2.302cm"/>
    </style:style>
    <style:style style:name="co8" style:family="table-column">
      <style:table-column-properties fo:break-before="auto" style:column-width="3.052cm"/>
    </style:style>
    <style:style style:name="co9" style:family="table-column">
      <style:table-column-properties fo:break-before="auto" style:column-width="3.302cm"/>
    </style:style>
    <style:style style:name="co10" style:family="table-column">
      <style:table-column-properties fo:break-before="auto" style:column-width="5.11cm"/>
    </style:style>
    <style:style style:name="co11" style:family="table-column">
      <style:table-column-properties fo:break-before="auto" style:column-width="1.198cm"/>
    </style:style>
    <style:style style:name="co12" style:family="table-column">
      <style:table-column-properties fo:break-before="auto" style:column-width="2.78cm"/>
    </style:style>
    <style:style style:name="co13" style:family="table-column">
      <style:table-column-properties fo:break-before="auto" style:column-width="1.004cm"/>
    </style:style>
    <style:style style:name="ro1" style:family="table-row">
      <style:table-row-properties style:row-height="1.473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0.453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4" style:family="table-cell" style:parent-style-name="Default">
      <style:table-cell-properties fo:background-color="#ff950e"/>
      <style:text-properties fo:color="#280099" style:font-name="Arial" fo:font-size="12pt" fo:font-style="italic" fo:font-weight="bold" style:font-size-asian="12pt" style:font-style-asian="italic" style:font-weight-asian="bold" style:font-size-complex="12pt" style:font-style-complex="italic" style:font-weight-complex="bold"/>
    </style:style>
    <style:style style:name="ce5" style:family="table-cell" style:parent-style-name="Default">
      <style:table-cell-properties fo:wrap-option="wrap"/>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table table:name="Hoja1" table:style-name="ta1" table:print="false">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ce3"/>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text:p>Tarea</text:p>
          </table:table-cell>
          <table:table-cell table:style-name="ce4" office:value-type="string">
            <text:p>Pendiente</text:p>
          </table:table-cell>
          <table:table-cell table:style-name="ce4" office:value-type="string">
            <text:p>Hecho</text:p>
          </table:table-cell>
          <table:table-cell table:style-name="ce1" office:value-type="string">
            <text:p>Notas</text:p>
          </table:table-cell>
          <table:table-cell table:style-name="ce1" office:value-type="string">
            <text:p>Parcial</text:p>
          </table:table-cell>
          <table:table-cell table:style-name="ce1" office:value-type="string">
            <text:p>No terminado</text:p>
          </table:table-cell>
          <table:table-cell table:style-name="ce1" office:value-type="string">
            <text:p>Díasx hombre</text:p>
          </table:table-cell>
          <table:table-cell table:style-name="ce1" office:value-type="string">
            <text:p>plazo deseable</text:p>
          </table:table-cell>
          <table:table-cell table:style-name="ce1" office:value-type="string">
            <text:p>prioridad</text:p>
          </table:table-cell>
          <table:table-cell table:style-name="ce1" office:value-type="string">
            <text:p>díasxhombre pendientes</text:p>
          </table:table-cell>
          <table:table-cell office:value-type="string">
            <text:p>Total díasxhombre pendientes</text:p>
          </table:table-cell>
          <table:table-cell table:formula="oooc:=SUM([.J1:.J10007])" office:value-type="float" office:value="167.1">
            <text:p>167.1</text:p>
          </table:table-cell>
          <table:table-cell office:value-type="string">
            <text:p>mesesxhombre</text:p>
          </table:table-cell>
          <table:table-cell table:formula="oooc:=[.L1]/(22*(11/12))" office:value-type="float" office:value="8.28595041322314">
            <text:p>8.29</text:p>
          </table:table-cell>
        </table:table-row>
        <table:table-row table:style-name="ro2">
          <table:table-cell table:style-name="ce2" office:value-type="string">
            <text:p>BSR (Bayesian Sparse Regression): Sistema de simulación de alto rendimiento, basado en matrices sparse, que permita expresar y manejar la complejidad de los modelos más usados en los proyectos de tamaño pequeño o mediano, hasta varios miles de variables tratadas conjuntamente. Características principales: </text:p>
          </table:table-cell>
          <table:table-cell table:formula="oooc:=ISNUMBER(FIND(&quot;Pendiente&quot;;[.A2]))" office:value-type="boolean" office:boolean-value="false">
            <text:p>FALSE</text:p>
          </table:table-cell>
          <table:table-cell table:formula="oooc:=ISNUMBER(FIND(&quot;Hecho&quot;;[.A2]))" office:value-type="boolean" office:boolean-value="false">
            <text:p>FALSE</text:p>
          </table:table-cell>
          <table:table-cell table:style-name="ce2" table:formula="oooc:=IF([.C2];MID([.A2]; FIND(&quot;Hecho&quot;;[.A2])-1;1000);&quot;&quot;)">
            <text:p/>
          </table:table-cell>
          <table:table-cell table:formula="oooc:=ISNUMBER(FIND(&quot;%&quot;;[.D2]))" office:value-type="boolean" office:boolean-value="false">
            <text:p>FALSE</text:p>
          </table:table-cell>
          <table:table-cell table:formula="oooc:=IF(OR([.B2];[.E2]);1;0)" office:value-type="float" office:value="0">
            <text:p>0</text:p>
          </table:table-cell>
          <table:table-cell/>
          <table:table-cell table:number-columns-repeated="2"/>
          <table:table-cell table:formula="oooc:=[.F2]*[.G2]" office:value-type="float" office:value="0">
            <text:p>0</text:p>
          </table:table-cell>
          <table:table-cell table:number-columns-repeated="4"/>
        </table:table-row>
        <table:table-row table:style-name="ro3">
          <table:table-cell table:style-name="ce2" office:value-type="string">
            <text:p>Gibbs: bloques de simulación para las siguientes características: </text:p>
          </table:table-cell>
          <table:table-cell table:formula="oooc:=ISNUMBER(FIND(&quot;Pendiente&quot;;[.A3]))" office:value-type="boolean" office:boolean-value="false">
            <text:p>FALSE</text:p>
          </table:table-cell>
          <table:table-cell table:formula="oooc:=ISNUMBER(FIND(&quot;Hecho&quot;;[.A3]))" office:value-type="boolean" office:boolean-value="false">
            <text:p>FALSE</text:p>
          </table:table-cell>
          <table:table-cell table:style-name="ce2" table:formula="oooc:=IF([.C3];MID([.A3]; FIND(&quot;Hecho&quot;;[.A3])-1;1000);&quot;&quot;)">
            <text:p/>
          </table:table-cell>
          <table:table-cell table:formula="oooc:=ISNUMBER(FIND(&quot;%&quot;;[.D3]))" office:value-type="boolean" office:boolean-value="false">
            <text:p>FALSE</text:p>
          </table:table-cell>
          <table:table-cell table:formula="oooc:=IF(OR([.B3];[.E3]);1;0)" office:value-type="float" office:value="0">
            <text:p>0</text:p>
          </table:table-cell>
          <table:table-cell/>
          <table:table-cell table:number-columns-repeated="2"/>
          <table:table-cell table:formula="oooc:=[.F3]*[.G3]" office:value-type="float" office:value="0">
            <text:p>0</text:p>
          </table:table-cell>
          <table:table-cell table:number-columns-repeated="4"/>
        </table:table-row>
        <table:table-row table:style-name="ro4">
          <table:table-cell office:value-type="string">
            <text:p>Bloque lineal: simulación del bloque lineal sparse con restricciones de desigualdad en BSR son también completamente generales, no sólo de intervalo o de orden, permitiéndose cualquier tipo de relación entre todas las variables del bloque lineal (Hecho con CHOLMOD) </text:p>
          </table:table-cell>
          <table:table-cell table:formula="oooc:=ISNUMBER(FIND(&quot;Pendiente&quot;;[.A4]))" office:value-type="boolean" office:boolean-value="false">
            <text:p>FALSE</text:p>
          </table:table-cell>
          <table:table-cell table:formula="oooc:=ISNUMBER(FIND(&quot;Hecho&quot;;[.A4]))" office:value-type="boolean" office:boolean-value="true">
            <text:p>TRUE</text:p>
          </table:table-cell>
          <table:table-cell table:formula="oooc:=IF([.C4];MID([.A4]; FIND(&quot;Hecho&quot;;[.A4])-1;1000);&quot;&quot;)" office:value-type="string" office:string-value="(Hecho con CHOLMOD) ">
            <text:p>(Hecho con CHOLMOD) </text:p>
          </table:table-cell>
          <table:table-cell table:formula="oooc:=ISNUMBER(FIND(&quot;%&quot;;[.D4]))" office:value-type="boolean" office:boolean-value="false">
            <text:p>FALSE</text:p>
          </table:table-cell>
          <table:table-cell table:formula="oooc:=IF(OR([.B4];[.E4]);1;0)" office:value-type="float" office:value="0">
            <text:p>0</text:p>
          </table:table-cell>
          <table:table-cell/>
          <table:table-cell table:number-columns-repeated="2"/>
          <table:table-cell table:formula="oooc:=[.F4]*[.G4]" office:value-type="float" office:value="0">
            <text:p>0</text:p>
          </table:table-cell>
          <table:table-cell table:number-columns-repeated="4"/>
        </table:table-row>
        <table:table-row table:style-name="ro3">
          <table:table-cell office:value-type="string">
            <text:p>Revisar eficiencia de CHOLMOD en matrices densas o de bloques (Pendiente) </text:p>
          </table:table-cell>
          <table:table-cell table:formula="oooc:=ISNUMBER(FIND(&quot;Pendiente&quot;;[.A5]))" office:value-type="boolean" office:boolean-value="true">
            <text:p>TRUE</text:p>
          </table:table-cell>
          <table:table-cell table:formula="oooc:=ISNUMBER(FIND(&quot;Hecho&quot;;[.A5]))" office:value-type="boolean" office:boolean-value="false">
            <text:p>FALSE</text:p>
          </table:table-cell>
          <table:table-cell table:formula="oooc:=IF([.C5];MID([.A5]; FIND(&quot;Hecho&quot;;[.A5])-1;1000);&quot;&quot;)">
            <text:p/>
          </table:table-cell>
          <table:table-cell table:formula="oooc:=ISNUMBER(FIND(&quot;%&quot;;[.D5]))" office:value-type="boolean" office:boolean-value="false">
            <text:p>FALSE</text:p>
          </table:table-cell>
          <table:table-cell table:formula="oooc:=IF(OR([.B5];[.E5]);1;0)" office:value-type="float" office:value="1">
            <text:p>1</text:p>
          </table:table-cell>
          <table:table-cell office:value-type="float" office:value="5">
            <text:p>5</text:p>
          </table:table-cell>
          <table:table-cell table:number-columns-repeated="2"/>
          <table:table-cell table:formula="oooc:=[.F5]*[.G5]" office:value-type="float" office:value="5">
            <text:p>5</text:p>
          </table:table-cell>
          <table:table-cell table:number-columns-repeated="4"/>
        </table:table-row>
        <table:table-row table:style-name="ro5">
          <table:table-cell office:value-type="string">
            <text:p>Parámetro de configuración de tolerancia para el truncamiento de valores próximos a 0, con el objeto de aumentar la sparsidad de la matriz de diseño (Pendiente) </text:p>
          </table:table-cell>
          <table:table-cell table:formula="oooc:=ISNUMBER(FIND(&quot;Pendiente&quot;;[.A6]))" office:value-type="boolean" office:boolean-value="true">
            <text:p>TRUE</text:p>
          </table:table-cell>
          <table:table-cell table:formula="oooc:=ISNUMBER(FIND(&quot;Hecho&quot;;[.A6]))" office:value-type="boolean" office:boolean-value="false">
            <text:p>FALSE</text:p>
          </table:table-cell>
          <table:table-cell table:formula="oooc:=IF([.C6];MID([.A6]; FIND(&quot;Hecho&quot;;[.A6])-1;1000);&quot;&quot;)">
            <text:p/>
          </table:table-cell>
          <table:table-cell table:formula="oooc:=ISNUMBER(FIND(&quot;%&quot;;[.D6]))" office:value-type="boolean" office:boolean-value="false">
            <text:p>FALSE</text:p>
          </table:table-cell>
          <table:table-cell table:formula="oooc:=IF(OR([.B6];[.E6]);1;0)" office:value-type="float" office:value="1">
            <text:p>1</text:p>
          </table:table-cell>
          <table:table-cell office:value-type="float" office:value="1">
            <text:p>1</text:p>
          </table:table-cell>
          <table:table-cell table:number-columns-repeated="2"/>
          <table:table-cell table:formula="oooc:=[.F6]*[.G6]" office:value-type="float" office:value="1">
            <text:p>1</text:p>
          </table:table-cell>
          <table:table-cell table:number-columns-repeated="4"/>
        </table:table-row>
        <table:table-row table:style-name="ro6">
          <table:table-cell office:value-type="string">
            <text:p>Factorización precondicionada (Pendiente) </text:p>
          </table:table-cell>
          <table:table-cell table:formula="oooc:=ISNUMBER(FIND(&quot;Pendiente&quot;;[.A7]))" office:value-type="boolean" office:boolean-value="true">
            <text:p>TRUE</text:p>
          </table:table-cell>
          <table:table-cell table:formula="oooc:=ISNUMBER(FIND(&quot;Hecho&quot;;[.A7]))" office:value-type="boolean" office:boolean-value="false">
            <text:p>FALSE</text:p>
          </table:table-cell>
          <table:table-cell table:formula="oooc:=IF([.C7];MID([.A7]; FIND(&quot;Hecho&quot;;[.A7])-1;1000);&quot;&quot;)">
            <text:p/>
          </table:table-cell>
          <table:table-cell table:formula="oooc:=ISNUMBER(FIND(&quot;%&quot;;[.D7]))" office:value-type="boolean" office:boolean-value="false">
            <text:p>FALSE</text:p>
          </table:table-cell>
          <table:table-cell table:formula="oooc:=IF(OR([.B7];[.E7]);1;0)" office:value-type="float" office:value="1">
            <text:p>1</text:p>
          </table:table-cell>
          <table:table-cell office:value-type="float" office:value="3">
            <text:p>3</text:p>
          </table:table-cell>
          <table:table-cell table:number-columns-repeated="2"/>
          <table:table-cell table:formula="oooc:=[.F7]*[.G7]" office:value-type="float" office:value="3">
            <text:p>3</text:p>
          </table:table-cell>
          <table:table-cell table:number-columns-repeated="4"/>
        </table:table-row>
        <table:table-row table:style-name="ro4">
          <table:table-cell office:value-type="string">
            <text:p>Método de inicialización con una solución factible de las restricciones lineales, a ser posible con densidad significativa. (Hecho para modelos pequeños con R-<text:a xlink:href="http://wiki.localbayes.es/QuadProg">QuadProg</text:a>, para modelos grandes falta una solución sparse Pendiente) </text:p>
          </table:table-cell>
          <table:table-cell table:formula="oooc:=ISNUMBER(FIND(&quot;Pendiente&quot;;[.A8]))" office:value-type="boolean" office:boolean-value="true">
            <text:p>TRUE</text:p>
          </table:table-cell>
          <table:table-cell table:formula="oooc:=ISNUMBER(FIND(&quot;Hecho&quot;;[.A8]))" office:value-type="boolean" office:boolean-value="true">
            <text:p>TRUE</text:p>
          </table:table-cell>
          <table:table-cell table:formula="oooc:=IF([.C8];MID([.A8]; FIND(&quot;Hecho&quot;;[.A8])-1;1000);&quot;&quot;)" office:value-type="string" office:string-value="(Hecho para modelos pequeños con R-QuadProg, para modelos grandes falta una solución sparse Pendiente) ">
            <text:p>(Hecho para modelos pequeños con R-QuadProg, para modelos grandes falta una solución sparse Pendiente) </text:p>
          </table:table-cell>
          <table:table-cell table:formula="oooc:=ISNUMBER(FIND(&quot;%&quot;;[.D8]))" office:value-type="boolean" office:boolean-value="false">
            <text:p>FALSE</text:p>
          </table:table-cell>
          <table:table-cell table:formula="oooc:=IF(OR([.B8];[.E8]);1;0)" office:value-type="float" office:value="1">
            <text:p>1</text:p>
          </table:table-cell>
          <table:table-cell office:value-type="float" office:value="20">
            <text:p>20</text:p>
          </table:table-cell>
          <table:table-cell table:number-columns-repeated="2"/>
          <table:table-cell table:formula="oooc:=[.F8]*[.G8]" office:value-type="float" office:value="20">
            <text:p>20</text:p>
          </table:table-cell>
          <table:table-cell table:number-columns-repeated="4"/>
        </table:table-row>
        <table:table-row table:style-name="ro6">
          <table:table-cell office:value-type="string">
            <text:p>Bloque de varianzas: </text:p>
          </table:table-cell>
          <table:table-cell table:formula="oooc:=ISNUMBER(FIND(&quot;Pendiente&quot;;[.A9]))" office:value-type="boolean" office:boolean-value="false">
            <text:p>FALSE</text:p>
          </table:table-cell>
          <table:table-cell table:formula="oooc:=ISNUMBER(FIND(&quot;Hecho&quot;;[.A9]))" office:value-type="boolean" office:boolean-value="false">
            <text:p>FALSE</text:p>
          </table:table-cell>
          <table:table-cell table:formula="oooc:=IF([.C9];MID([.A9]; FIND(&quot;Hecho&quot;;[.A9])-1;1000);&quot;&quot;)">
            <text:p/>
          </table:table-cell>
          <table:table-cell table:formula="oooc:=ISNUMBER(FIND(&quot;%&quot;;[.D9]))" office:value-type="boolean" office:boolean-value="false">
            <text:p>FALSE</text:p>
          </table:table-cell>
          <table:table-cell table:formula="oooc:=IF(OR([.B9];[.E9]);1;0)" office:value-type="float" office:value="0">
            <text:p>0</text:p>
          </table:table-cell>
          <table:table-cell/>
          <table:table-cell table:number-columns-repeated="2"/>
          <table:table-cell table:formula="oooc:=[.F9]*[.G9]" office:value-type="float" office:value="0">
            <text:p>0</text:p>
          </table:table-cell>
          <table:table-cell table:number-columns-repeated="4"/>
        </table:table-row>
        <table:table-row table:style-name="ro6">
          <table:table-cell office:value-type="string">
            <text:p>las varianzas se generan con una chi-square (Hecho) </text:p>
          </table:table-cell>
          <table:table-cell table:formula="oooc:=ISNUMBER(FIND(&quot;Pendiente&quot;;[.A10]))" office:value-type="boolean" office:boolean-value="false">
            <text:p>FALSE</text:p>
          </table:table-cell>
          <table:table-cell table:formula="oooc:=ISNUMBER(FIND(&quot;Hecho&quot;;[.A10]))" office:value-type="boolean" office:boolean-value="true">
            <text:p>TRUE</text:p>
          </table:table-cell>
          <table:table-cell table:formula="oooc:=IF([.C10];MID([.A10]; FIND(&quot;Hecho&quot;;[.A10])-1;1000);&quot;&quot;)" office:value-type="string" office:string-value="(Hecho) ">
            <text:p>(Hecho) </text:p>
          </table:table-cell>
          <table:table-cell table:formula="oooc:=ISNUMBER(FIND(&quot;%&quot;;[.D10]))" office:value-type="boolean" office:boolean-value="false">
            <text:p>FALSE</text:p>
          </table:table-cell>
          <table:table-cell table:formula="oooc:=IF(OR([.B10];[.E10]);1;0)" office:value-type="float" office:value="0">
            <text:p>0</text:p>
          </table:table-cell>
          <table:table-cell/>
          <table:table-cell table:number-columns-repeated="2"/>
          <table:table-cell table:formula="oooc:=[.F10]*[.G10]" office:value-type="float" office:value="0">
            <text:p>0</text:p>
          </table:table-cell>
          <table:table-cell table:number-columns-repeated="4"/>
        </table:table-row>
        <table:table-row table:style-name="ro7">
          <table:table-cell office:value-type="string">
            <text:p>habría que permitir introducir algún tipo de restricciones o información a priori para simularla en condiciones adecuadas en algunos casos, como modelos de rango incompleto, varianzas de nodos latentes, etc; tal y como se explica en Bayesian Data Analisys (Gelman-Carlin-Stern-Rubin) Second Edition, sección 14.8, subsección "Prior information about variance parameters" página 384 (Pendiente) </text:p>
          </table:table-cell>
          <table:table-cell table:formula="oooc:=ISNUMBER(FIND(&quot;Pendiente&quot;;[.A11]))" office:value-type="boolean" office:boolean-value="true">
            <text:p>TRUE</text:p>
          </table:table-cell>
          <table:table-cell table:formula="oooc:=ISNUMBER(FIND(&quot;Hecho&quot;;[.A11]))" office:value-type="boolean" office:boolean-value="false">
            <text:p>FALSE</text:p>
          </table:table-cell>
          <table:table-cell table:formula="oooc:=IF([.C11];MID([.A11]; FIND(&quot;Hecho&quot;;[.A11])-1;1000);&quot;&quot;)">
            <text:p/>
          </table:table-cell>
          <table:table-cell table:formula="oooc:=ISNUMBER(FIND(&quot;%&quot;;[.D11]))" office:value-type="boolean" office:boolean-value="false">
            <text:p>FALSE</text:p>
          </table:table-cell>
          <table:table-cell table:formula="oooc:=IF(OR([.B11];[.E11]);1;0)" office:value-type="float" office:value="1">
            <text:p>1</text:p>
          </table:table-cell>
          <table:table-cell office:value-type="float" office:value="2">
            <text:p>2</text:p>
          </table:table-cell>
          <table:table-cell table:number-columns-repeated="2"/>
          <table:table-cell table:formula="oooc:=[.F11]*[.G11]" office:value-type="float" office:value="2">
            <text:p>2</text:p>
          </table:table-cell>
          <table:table-cell table:number-columns-repeated="4"/>
        </table:table-row>
        <table:table-row table:style-name="ro6">
          <table:table-cell office:value-type="string">
            <text:p>Bloque ARIMA: </text:p>
          </table:table-cell>
          <table:table-cell table:formula="oooc:=ISNUMBER(FIND(&quot;Pendiente&quot;;[.A12]))" office:value-type="boolean" office:boolean-value="false">
            <text:p>FALSE</text:p>
          </table:table-cell>
          <table:table-cell table:formula="oooc:=ISNUMBER(FIND(&quot;Hecho&quot;;[.A12]))" office:value-type="boolean" office:boolean-value="false">
            <text:p>FALSE</text:p>
          </table:table-cell>
          <table:table-cell table:formula="oooc:=IF([.C12];MID([.A12]; FIND(&quot;Hecho&quot;;[.A12])-1;1000);&quot;&quot;)">
            <text:p/>
          </table:table-cell>
          <table:table-cell table:formula="oooc:=ISNUMBER(FIND(&quot;%&quot;;[.D12]))" office:value-type="boolean" office:boolean-value="false">
            <text:p>FALSE</text:p>
          </table:table-cell>
          <table:table-cell table:formula="oooc:=IF(OR([.B12];[.E12]);1;0)" office:value-type="float" office:value="0">
            <text:p>0</text:p>
          </table:table-cell>
          <table:table-cell/>
          <table:table-cell table:number-columns-repeated="2"/>
          <table:table-cell table:formula="oooc:=[.F12]*[.G12]" office:value-type="float" office:value="0">
            <text:p>0</text:p>
          </table:table-cell>
          <table:table-cell table:number-columns-repeated="4"/>
        </table:table-row>
        <table:table-row table:style-name="ro5">
          <table:table-cell office:value-type="string">
            <text:p>Es posible definir un modelo ARIMA para cualquier bloque de ecuaciones de la regresión aunque hay que factorizar los polinomios en monomios y binomios. (Hecho con ARMS) </text:p>
          </table:table-cell>
          <table:table-cell table:formula="oooc:=ISNUMBER(FIND(&quot;Pendiente&quot;;[.A13]))" office:value-type="boolean" office:boolean-value="false">
            <text:p>FALSE</text:p>
          </table:table-cell>
          <table:table-cell table:formula="oooc:=ISNUMBER(FIND(&quot;Hecho&quot;;[.A13]))" office:value-type="boolean" office:boolean-value="true">
            <text:p>TRUE</text:p>
          </table:table-cell>
          <table:table-cell table:formula="oooc:=IF([.C13];MID([.A13]; FIND(&quot;Hecho&quot;;[.A13])-1;1000);&quot;&quot;)" office:value-type="string" office:string-value="(Hecho con ARMS) ">
            <text:p>(Hecho con ARMS) </text:p>
          </table:table-cell>
          <table:table-cell table:formula="oooc:=ISNUMBER(FIND(&quot;%&quot;;[.D13]))" office:value-type="boolean" office:boolean-value="false">
            <text:p>FALSE</text:p>
          </table:table-cell>
          <table:table-cell table:formula="oooc:=IF(OR([.B13];[.E13]);1;0)" office:value-type="float" office:value="0">
            <text:p>0</text:p>
          </table:table-cell>
          <table:table-cell/>
          <table:table-cell table:number-columns-repeated="2"/>
          <table:table-cell table:formula="oooc:=[.F13]*[.G13]" office:value-type="float" office:value="0">
            <text:p>0</text:p>
          </table:table-cell>
          <table:table-cell table:number-columns-repeated="4"/>
        </table:table-row>
        <table:table-row table:style-name="ro3">
          <table:table-cell office:value-type="string">
            <text:p>Estructura jerárquica sobre los parámetros ARIMA (Pendiente) </text:p>
          </table:table-cell>
          <table:table-cell table:formula="oooc:=ISNUMBER(FIND(&quot;Pendiente&quot;;[.A14]))" office:value-type="boolean" office:boolean-value="true">
            <text:p>TRUE</text:p>
          </table:table-cell>
          <table:table-cell table:formula="oooc:=ISNUMBER(FIND(&quot;Hecho&quot;;[.A14]))" office:value-type="boolean" office:boolean-value="false">
            <text:p>FALSE</text:p>
          </table:table-cell>
          <table:table-cell table:formula="oooc:=IF([.C14];MID([.A14]; FIND(&quot;Hecho&quot;;[.A14])-1;1000);&quot;&quot;)">
            <text:p/>
          </table:table-cell>
          <table:table-cell table:formula="oooc:=ISNUMBER(FIND(&quot;%&quot;;[.D14]))" office:value-type="boolean" office:boolean-value="false">
            <text:p>FALSE</text:p>
          </table:table-cell>
          <table:table-cell table:formula="oooc:=IF(OR([.B14];[.E14]);1;0)" office:value-type="float" office:value="1">
            <text:p>1</text:p>
          </table:table-cell>
          <table:table-cell office:value-type="float" office:value="2">
            <text:p>2</text:p>
          </table:table-cell>
          <table:table-cell table:number-columns-repeated="2"/>
          <table:table-cell table:formula="oooc:=[.F14]*[.G14]" office:value-type="float" office:value="2">
            <text:p>2</text:p>
          </table:table-cell>
          <table:table-cell table:number-columns-repeated="4"/>
        </table:table-row>
        <table:table-row table:style-name="ro6">
          <table:table-cell office:value-type="string">
            <text:p>Bloque Missing (I/O): </text:p>
          </table:table-cell>
          <table:table-cell table:formula="oooc:=ISNUMBER(FIND(&quot;Pendiente&quot;;[.A15]))" office:value-type="boolean" office:boolean-value="false">
            <text:p>FALSE</text:p>
          </table:table-cell>
          <table:table-cell table:formula="oooc:=ISNUMBER(FIND(&quot;Hecho&quot;;[.A15]))" office:value-type="boolean" office:boolean-value="false">
            <text:p>FALSE</text:p>
          </table:table-cell>
          <table:table-cell table:formula="oooc:=IF([.C15];MID([.A15]; FIND(&quot;Hecho&quot;;[.A15])-1;1000);&quot;&quot;)">
            <text:p/>
          </table:table-cell>
          <table:table-cell table:formula="oooc:=ISNUMBER(FIND(&quot;%&quot;;[.D15]))" office:value-type="boolean" office:boolean-value="false">
            <text:p>FALSE</text:p>
          </table:table-cell>
          <table:table-cell table:formula="oooc:=IF(OR([.B15];[.E15]);1;0)" office:value-type="float" office:value="0">
            <text:p>0</text:p>
          </table:table-cell>
          <table:table-cell/>
          <table:table-cell table:number-columns-repeated="2"/>
          <table:table-cell table:formula="oooc:=[.F15]*[.G15]" office:value-type="float" office:value="0">
            <text:p>0</text:p>
          </table:table-cell>
          <table:table-cell table:number-columns-repeated="4"/>
        </table:table-row>
        <table:table-row table:style-name="ro3">
          <table:table-cell office:value-type="string">
            <text:p>Datos omitidos en el output con distribución a priori univariante (Hecho) </text:p>
          </table:table-cell>
          <table:table-cell table:formula="oooc:=ISNUMBER(FIND(&quot;Pendiente&quot;;[.A16]))" office:value-type="boolean" office:boolean-value="false">
            <text:p>FALSE</text:p>
          </table:table-cell>
          <table:table-cell table:formula="oooc:=ISNUMBER(FIND(&quot;Hecho&quot;;[.A16]))" office:value-type="boolean" office:boolean-value="true">
            <text:p>TRUE</text:p>
          </table:table-cell>
          <table:table-cell table:formula="oooc:=IF([.C16];MID([.A16]; FIND(&quot;Hecho&quot;;[.A16])-1;1000);&quot;&quot;)" office:value-type="string" office:string-value="(Hecho) ">
            <text:p>(Hecho) </text:p>
          </table:table-cell>
          <table:table-cell table:formula="oooc:=ISNUMBER(FIND(&quot;%&quot;;[.D16]))" office:value-type="boolean" office:boolean-value="false">
            <text:p>FALSE</text:p>
          </table:table-cell>
          <table:table-cell table:formula="oooc:=IF(OR([.B16];[.E16]);1;0)" office:value-type="float" office:value="0">
            <text:p>0</text:p>
          </table:table-cell>
          <table:table-cell/>
          <table:table-cell table:number-columns-repeated="2"/>
          <table:table-cell table:formula="oooc:=[.F16]*[.G16]" office:value-type="float" office:value="0">
            <text:p>0</text:p>
          </table:table-cell>
          <table:table-cell table:number-columns-repeated="4"/>
        </table:table-row>
        <table:table-row table:style-name="ro3">
          <table:table-cell office:value-type="string">
            <text:p>Datos omitidos en el input con distribución a priori univariante (Hecho) </text:p>
          </table:table-cell>
          <table:table-cell table:formula="oooc:=ISNUMBER(FIND(&quot;Pendiente&quot;;[.A17]))" office:value-type="boolean" office:boolean-value="false">
            <text:p>FALSE</text:p>
          </table:table-cell>
          <table:table-cell table:formula="oooc:=ISNUMBER(FIND(&quot;Hecho&quot;;[.A17]))" office:value-type="boolean" office:boolean-value="true">
            <text:p>TRUE</text:p>
          </table:table-cell>
          <table:table-cell table:formula="oooc:=IF([.C17];MID([.A17]; FIND(&quot;Hecho&quot;;[.A17])-1;1000);&quot;&quot;)" office:value-type="string" office:string-value="(Hecho) ">
            <text:p>(Hecho) </text:p>
          </table:table-cell>
          <table:table-cell table:formula="oooc:=ISNUMBER(FIND(&quot;%&quot;;[.D17]))" office:value-type="boolean" office:boolean-value="false">
            <text:p>FALSE</text:p>
          </table:table-cell>
          <table:table-cell table:formula="oooc:=IF(OR([.B17];[.E17]);1;0)" office:value-type="float" office:value="0">
            <text:p>0</text:p>
          </table:table-cell>
          <table:table-cell/>
          <table:table-cell table:number-columns-repeated="2"/>
          <table:table-cell table:formula="oooc:=[.F17]*[.G17]" office:value-type="float" office:value="0">
            <text:p>0</text:p>
          </table:table-cell>
          <table:table-cell table:number-columns-repeated="4"/>
        </table:table-row>
        <table:table-row table:style-name="ro6">
          <table:table-cell office:value-type="string">
            <text:p>Omitidos unificados para variables input idénticas en distintos nodos (Pendiente) </text:p>
          </table:table-cell>
          <table:table-cell table:formula="oooc:=ISNUMBER(FIND(&quot;Pendiente&quot;;[.A18]))" office:value-type="boolean" office:boolean-value="true">
            <text:p>TRUE</text:p>
          </table:table-cell>
          <table:table-cell table:formula="oooc:=ISNUMBER(FIND(&quot;Hecho&quot;;[.A18]))" office:value-type="boolean" office:boolean-value="false">
            <text:p>FALSE</text:p>
          </table:table-cell>
          <table:table-cell table:formula="oooc:=IF([.C18];MID([.A18]; FIND(&quot;Hecho&quot;;[.A18])-1;1000);&quot;&quot;)">
            <text:p/>
          </table:table-cell>
          <table:table-cell table:formula="oooc:=ISNUMBER(FIND(&quot;%&quot;;[.D18]))" office:value-type="boolean" office:boolean-value="false">
            <text:p>FALSE</text:p>
          </table:table-cell>
          <table:table-cell table:formula="oooc:=IF(OR([.B18];[.E18]);1;0)" office:value-type="float" office:value="1">
            <text:p>1</text:p>
          </table:table-cell>
          <table:table-cell office:value-type="float" office:value="2">
            <text:p>2</text:p>
          </table:table-cell>
          <table:table-cell table:number-columns-repeated="2"/>
          <table:table-cell table:formula="oooc:=[.F18]*[.G18]" office:value-type="float" office:value="2">
            <text:p>2</text:p>
          </table:table-cell>
          <table:table-cell table:number-columns-repeated="4"/>
        </table:table-row>
        <table:table-row table:style-name="ro8">
          <table:table-cell office:value-type="string">
            <text:p>Parámetros lineales unificadas <text:s/>(Pendiente) </text:p>
          </table:table-cell>
          <table:table-cell table:number-columns-repeated="13"/>
        </table:table-row>
        <table:table-row table:style-name="ro6">
          <table:table-cell office:value-type="string">
            <text:p>Extensiones: </text:p>
          </table:table-cell>
          <table:table-cell table:formula="oooc:=ISNUMBER(FIND(&quot;Pendiente&quot;;[.A20]))" office:value-type="boolean" office:boolean-value="false">
            <text:p>FALSE</text:p>
          </table:table-cell>
          <table:table-cell table:formula="oooc:=ISNUMBER(FIND(&quot;Hecho&quot;;[.A20]))" office:value-type="boolean" office:boolean-value="false">
            <text:p>FALSE</text:p>
          </table:table-cell>
          <table:table-cell table:formula="oooc:=IF([.C20];MID([.A20]; FIND(&quot;Hecho&quot;;[.A20])-1;1000);&quot;&quot;)">
            <text:p/>
          </table:table-cell>
          <table:table-cell table:formula="oooc:=ISNUMBER(FIND(&quot;%&quot;;[.D20]))" office:value-type="boolean" office:boolean-value="false">
            <text:p>FALSE</text:p>
          </table:table-cell>
          <table:table-cell table:formula="oooc:=IF(OR([.B20];[.E20]);1;0)" office:value-type="float" office:value="0">
            <text:p>0</text:p>
          </table:table-cell>
          <table:table-cell office:value-type="float" office:value="2">
            <text:p>2</text:p>
          </table:table-cell>
          <table:table-cell table:number-columns-repeated="2"/>
          <table:table-cell table:formula="oooc:=[.F20]*[.G20]" office:value-type="float" office:value="0">
            <text:p>0</text:p>
          </table:table-cell>
          <table:table-cell table:number-columns-repeated="4"/>
        </table:table-row>
        <table:table-row table:style-name="ro4">
          <table:table-cell table:style-name="ce2" office:value-type="string">
            <text:p>PHLM (Parallel Hierarquical Lineal Model): Simulador del Modelo Jerárquico Lineal paralelizable para modelos de grandes dimensiones (centenares de miles o millones de variables) especialemente diseñado para aprovechar la estructura jerárquica </text:p>
          </table:table-cell>
          <table:table-cell table:formula="oooc:=ISNUMBER(FIND(&quot;Pendiente&quot;;[.A21]))" office:value-type="boolean" office:boolean-value="false">
            <text:p>FALSE</text:p>
          </table:table-cell>
          <table:table-cell table:formula="oooc:=ISNUMBER(FIND(&quot;Hecho&quot;;[.A21]))" office:value-type="boolean" office:boolean-value="false">
            <text:p>FALSE</text:p>
          </table:table-cell>
          <table:table-cell table:style-name="ce2" table:formula="oooc:=IF([.C21];MID([.A21]; FIND(&quot;Hecho&quot;;[.A21])-1;1000);&quot;&quot;)">
            <text:p/>
          </table:table-cell>
          <table:table-cell table:formula="oooc:=ISNUMBER(FIND(&quot;%&quot;;[.D21]))" office:value-type="boolean" office:boolean-value="false">
            <text:p>FALSE</text:p>
          </table:table-cell>
          <table:table-cell table:formula="oooc:=IF(OR([.B21];[.E21]);1;0)" office:value-type="float" office:value="0">
            <text:p>0</text:p>
          </table:table-cell>
          <table:table-cell/>
          <table:table-cell table:number-columns-repeated="2"/>
          <table:table-cell table:formula="oooc:=[.F21]*[.G21]" office:value-type="float" office:value="0">
            <text:p>0</text:p>
          </table:table-cell>
          <table:table-cell table:number-columns-repeated="4"/>
        </table:table-row>
        <table:table-row table:style-name="ro2">
          <table:table-cell office:value-type="string">
            <text:p>Habría que ver si es necesario esperar a que esté disponible el sistema TolMPI del que se habla más adelante para implementar la paralelización, o bien si es mejor hacer una capa de abstracción que permita programar el sistema independientemente del sistema de paralelización y usar de momento el tolsh -server (Pendiente) </text:p>
          </table:table-cell>
          <table:table-cell table:formula="oooc:=ISNUMBER(FIND(&quot;Pendiente&quot;;[.A22]))" office:value-type="boolean" office:boolean-value="true">
            <text:p>TRUE</text:p>
          </table:table-cell>
          <table:table-cell table:formula="oooc:=ISNUMBER(FIND(&quot;Hecho&quot;;[.A22]))" office:value-type="boolean" office:boolean-value="false">
            <text:p>FALSE</text:p>
          </table:table-cell>
          <table:table-cell table:formula="oooc:=IF([.C22];MID([.A22]; FIND(&quot;Hecho&quot;;[.A22])-1;1000);&quot;&quot;)">
            <text:p/>
          </table:table-cell>
          <table:table-cell table:formula="oooc:=ISNUMBER(FIND(&quot;%&quot;;[.D22]))" office:value-type="boolean" office:boolean-value="false">
            <text:p>FALSE</text:p>
          </table:table-cell>
          <table:table-cell table:formula="oooc:=IF(OR([.B22];[.E22]);1;0)" office:value-type="float" office:value="1">
            <text:p>1</text:p>
          </table:table-cell>
          <table:table-cell office:value-type="float" office:value="0.1">
            <text:p>0.1</text:p>
          </table:table-cell>
          <table:table-cell table:number-columns-repeated="2"/>
          <table:table-cell table:formula="oooc:=[.F22]*[.G22]" office:value-type="float" office:value="0.1">
            <text:p>0.1</text:p>
          </table:table-cell>
          <table:table-cell table:number-columns-repeated="4"/>
        </table:table-row>
        <table:table-row table:style-name="ro5">
          <table:table-cell office:value-type="string">
            <text:p>Reconocimiento de la estructura topológica de los bloques para el ataque en paralelo de la simulación de los bloques que lo permitan. (Pendiente) </text:p>
          </table:table-cell>
          <table:table-cell table:formula="oooc:=ISNUMBER(FIND(&quot;Pendiente&quot;;[.A23]))" office:value-type="boolean" office:boolean-value="true">
            <text:p>TRUE</text:p>
          </table:table-cell>
          <table:table-cell table:formula="oooc:=ISNUMBER(FIND(&quot;Hecho&quot;;[.A23]))" office:value-type="boolean" office:boolean-value="false">
            <text:p>FALSE</text:p>
          </table:table-cell>
          <table:table-cell table:formula="oooc:=IF([.C23];MID([.A23]; FIND(&quot;Hecho&quot;;[.A23])-1;1000);&quot;&quot;)">
            <text:p/>
          </table:table-cell>
          <table:table-cell table:formula="oooc:=ISNUMBER(FIND(&quot;%&quot;;[.D23]))" office:value-type="boolean" office:boolean-value="false">
            <text:p>FALSE</text:p>
          </table:table-cell>
          <table:table-cell table:formula="oooc:=IF(OR([.B23];[.E23]);1;0)" office:value-type="float" office:value="1">
            <text:p>1</text:p>
          </table:table-cell>
          <table:table-cell office:value-type="float" office:value="3">
            <text:p>3</text:p>
          </table:table-cell>
          <table:table-cell table:number-columns-repeated="2"/>
          <table:table-cell table:formula="oooc:=[.F23]*[.G23]" office:value-type="float" office:value="3">
            <text:p>3</text:p>
          </table:table-cell>
          <table:table-cell table:number-columns-repeated="4"/>
        </table:table-row>
        <table:table-row table:style-name="ro9">
          <table:table-cell office:value-type="string">
            <text:p>Si no es posible un algoritmo general para BSR sí al menos debe existir para HLM donde el diseño se puede construir facilmente sin más que respetar los niveles jerárquicos. (Pendiente) </text:p>
          </table:table-cell>
          <table:table-cell table:formula="oooc:=ISNUMBER(FIND(&quot;Pendiente&quot;;[.A24]))" office:value-type="boolean" office:boolean-value="true">
            <text:p>TRUE</text:p>
          </table:table-cell>
          <table:table-cell table:formula="oooc:=ISNUMBER(FIND(&quot;Hecho&quot;;[.A24]))" office:value-type="boolean" office:boolean-value="false">
            <text:p>FALSE</text:p>
          </table:table-cell>
          <table:table-cell table:formula="oooc:=IF([.C24];MID([.A24]; FIND(&quot;Hecho&quot;;[.A24])-1;1000);&quot;&quot;)">
            <text:p/>
          </table:table-cell>
          <table:table-cell table:formula="oooc:=ISNUMBER(FIND(&quot;%&quot;;[.D24]))" office:value-type="boolean" office:boolean-value="false">
            <text:p>FALSE</text:p>
          </table:table-cell>
          <table:table-cell table:formula="oooc:=IF(OR([.B24];[.E24]);1;0)" office:value-type="float" office:value="1">
            <text:p>1</text:p>
          </table:table-cell>
          <table:table-cell office:value-type="float" office:value="1">
            <text:p>1</text:p>
          </table:table-cell>
          <table:table-cell table:number-columns-repeated="2"/>
          <table:table-cell table:formula="oooc:=[.F24]*[.G24]" office:value-type="float" office:value="1">
            <text:p>1</text:p>
          </table:table-cell>
          <table:table-cell table:number-columns-repeated="4"/>
        </table:table-row>
        <table:table-row table:style-name="ro6">
          <table:table-cell table:style-name="ce2" office:value-type="string">
            <text:p>NLF: (Non Linear Filter) </text:p>
          </table:table-cell>
          <table:table-cell table:formula="oooc:=ISNUMBER(FIND(&quot;Pendiente&quot;;[.A25]))" office:value-type="boolean" office:boolean-value="false">
            <text:p>FALSE</text:p>
          </table:table-cell>
          <table:table-cell table:formula="oooc:=ISNUMBER(FIND(&quot;Hecho&quot;;[.A25]))" office:value-type="boolean" office:boolean-value="false">
            <text:p>FALSE</text:p>
          </table:table-cell>
          <table:table-cell table:style-name="ce2" table:formula="oooc:=IF([.C25];MID([.A25]; FIND(&quot;Hecho&quot;;[.A25])-1;1000);&quot;&quot;)">
            <text:p/>
          </table:table-cell>
          <table:table-cell table:formula="oooc:=ISNUMBER(FIND(&quot;%&quot;;[.D25]))" office:value-type="boolean" office:boolean-value="false">
            <text:p>FALSE</text:p>
          </table:table-cell>
          <table:table-cell table:formula="oooc:=IF(OR([.B25];[.E25]);1;0)" office:value-type="float" office:value="0">
            <text:p>0</text:p>
          </table:table-cell>
          <table:table-cell/>
          <table:table-cell table:number-columns-repeated="2"/>
          <table:table-cell table:formula="oooc:=[.F25]*[.G25]" office:value-type="float" office:value="0">
            <text:p>0</text:p>
          </table:table-cell>
          <table:table-cell table:number-columns-repeated="4"/>
        </table:table-row>
        <table:table-row table:style-name="ro3">
          <table:table-cell office:value-type="string">
            <text:p>Simulador de bloques no lineales basados en una API común de los filtros (Hecho con ARMS) </text:p>
          </table:table-cell>
          <table:table-cell table:formula="oooc:=ISNUMBER(FIND(&quot;Pendiente&quot;;[.A26]))" office:value-type="boolean" office:boolean-value="false">
            <text:p>FALSE</text:p>
          </table:table-cell>
          <table:table-cell table:formula="oooc:=ISNUMBER(FIND(&quot;Hecho&quot;;[.A26]))" office:value-type="boolean" office:boolean-value="true">
            <text:p>TRUE</text:p>
          </table:table-cell>
          <table:table-cell table:formula="oooc:=IF([.C26];MID([.A26]; FIND(&quot;Hecho&quot;;[.A26])-1;1000);&quot;&quot;)" office:value-type="string" office:string-value="(Hecho con ARMS) ">
            <text:p>(Hecho con ARMS) </text:p>
          </table:table-cell>
          <table:table-cell table:formula="oooc:=ISNUMBER(FIND(&quot;%&quot;;[.D26]))" office:value-type="boolean" office:boolean-value="false">
            <text:p>FALSE</text:p>
          </table:table-cell>
          <table:table-cell table:formula="oooc:=IF(OR([.B26];[.E26]);1;0)" office:value-type="float" office:value="0">
            <text:p>0</text:p>
          </table:table-cell>
          <table:table-cell/>
          <table:table-cell table:number-columns-repeated="2"/>
          <table:table-cell table:formula="oooc:=[.F26]*[.G26]" office:value-type="float" office:value="0">
            <text:p>0</text:p>
          </table:table-cell>
          <table:table-cell table:number-columns-repeated="4"/>
        </table:table-row>
        <table:table-row table:style-name="ro3">
          <table:table-cell office:value-type="string">
            <text:p>Estructura jerárquica sobre los parámetros no lineales (Pendiente) </text:p>
          </table:table-cell>
          <table:table-cell table:formula="oooc:=ISNUMBER(FIND(&quot;Pendiente&quot;;[.A27]))" office:value-type="boolean" office:boolean-value="true">
            <text:p>TRUE</text:p>
          </table:table-cell>
          <table:table-cell table:formula="oooc:=ISNUMBER(FIND(&quot;Hecho&quot;;[.A27]))" office:value-type="boolean" office:boolean-value="false">
            <text:p>FALSE</text:p>
          </table:table-cell>
          <table:table-cell table:formula="oooc:=IF([.C27];MID([.A27]; FIND(&quot;Hecho&quot;;[.A27])-1;1000);&quot;&quot;)">
            <text:p/>
          </table:table-cell>
          <table:table-cell table:formula="oooc:=ISNUMBER(FIND(&quot;%&quot;;[.D27]))" office:value-type="boolean" office:boolean-value="false">
            <text:p>FALSE</text:p>
          </table:table-cell>
          <table:table-cell table:formula="oooc:=IF(OR([.B27];[.E27]);1;0)" office:value-type="float" office:value="1">
            <text:p>1</text:p>
          </table:table-cell>
          <table:table-cell office:value-type="float" office:value="3">
            <text:p>3</text:p>
          </table:table-cell>
          <table:table-cell table:number-columns-repeated="2"/>
          <table:table-cell table:formula="oooc:=[.F27]*[.G27]" office:value-type="float" office:value="3">
            <text:p>3</text:p>
          </table:table-cell>
          <table:table-cell table:number-columns-repeated="4"/>
        </table:table-row>
        <table:table-row table:style-name="ro6">
          <table:table-cell office:value-type="string">
            <text:p>Funciones arbitrarias de modificación del output</text:p>
          </table:table-cell>
          <table:table-cell table:formula="oooc:=ISNUMBER(FIND(&quot;Pendiente&quot;;[.A28]))" office:value-type="boolean" office:boolean-value="false">
            <text:p>FALSE</text:p>
          </table:table-cell>
          <table:table-cell table:formula="oooc:=ISNUMBER(FIND(&quot;Hecho&quot;;[.A28]))" office:value-type="boolean" office:boolean-value="false">
            <text:p>FALSE</text:p>
          </table:table-cell>
          <table:table-cell table:formula="oooc:=IF([.C28];MID([.A28]; FIND(&quot;Hecho&quot;;[.A28])-1;1000);&quot;&quot;)">
            <text:p/>
          </table:table-cell>
          <table:table-cell table:formula="oooc:=ISNUMBER(FIND(&quot;%&quot;;[.D28]))" office:value-type="boolean" office:boolean-value="false">
            <text:p>FALSE</text:p>
          </table:table-cell>
          <table:table-cell table:formula="oooc:=IF(OR([.B28];[.E28]);1;0)" office:value-type="float" office:value="0">
            <text:p>0</text:p>
          </table:table-cell>
          <table:table-cell/>
          <table:table-cell table:number-columns-repeated="2"/>
          <table:table-cell table:formula="oooc:=[.F28]*[.G28]" office:value-type="float" office:value="0">
            <text:p>0</text:p>
          </table:table-cell>
          <table:table-cell table:number-columns-repeated="4"/>
        </table:table-row>
        <table:table-row table:style-name="ro6">
          <table:table-cell office:value-type="string">
            <text:p>Filtrado en términos originales</text:p>
          </table:table-cell>
          <table:table-cell table:formula="oooc:=ISNUMBER(FIND(&quot;Pendiente&quot;;[.A29]))" office:value-type="boolean" office:boolean-value="false">
            <text:p>FALSE</text:p>
          </table:table-cell>
          <table:table-cell table:formula="oooc:=ISNUMBER(FIND(&quot;Hecho&quot;;[.A29]))" office:value-type="boolean" office:boolean-value="false">
            <text:p>FALSE</text:p>
          </table:table-cell>
          <table:table-cell table:formula="oooc:=IF([.C29];MID([.A29]; FIND(&quot;Hecho&quot;;[.A29])-1;1000);&quot;&quot;)">
            <text:p/>
          </table:table-cell>
          <table:table-cell table:formula="oooc:=ISNUMBER(FIND(&quot;%&quot;;[.D29]))" office:value-type="boolean" office:boolean-value="false">
            <text:p>FALSE</text:p>
          </table:table-cell>
          <table:table-cell table:formula="oooc:=IF(OR([.B29];[.E29]);1;0)" office:value-type="float" office:value="0">
            <text:p>0</text:p>
          </table:table-cell>
          <table:table-cell/>
          <table:table-cell table:number-columns-repeated="2"/>
          <table:table-cell table:formula="oooc:=[.F29]*[.G29]" office:value-type="float" office:value="0">
            <text:p>0</text:p>
          </table:table-cell>
          <table:table-cell table:number-columns-repeated="4"/>
        </table:table-row>
        <table:table-row table:style-name="ro6">
          <table:table-cell office:value-type="string">
            <text:p>Caso general basado en el simulador ARMS (Hecho)</text:p>
          </table:table-cell>
          <table:table-cell table:formula="oooc:=ISNUMBER(FIND(&quot;Pendiente&quot;;[.A30]))" office:value-type="boolean" office:boolean-value="false">
            <text:p>FALSE</text:p>
          </table:table-cell>
          <table:table-cell table:formula="oooc:=ISNUMBER(FIND(&quot;Hecho&quot;;[.A30]))" office:value-type="boolean" office:boolean-value="true">
            <text:p>TRUE</text:p>
          </table:table-cell>
          <table:table-cell table:formula="oooc:=IF([.C30];MID([.A30]; FIND(&quot;Hecho&quot;;[.A30])-1;1000);&quot;&quot;)" office:value-type="string" office:string-value="(Hecho)">
            <text:p>(Hecho)</text:p>
          </table:table-cell>
          <table:table-cell table:formula="oooc:=ISNUMBER(FIND(&quot;%&quot;;[.D30]))" office:value-type="boolean" office:boolean-value="false">
            <text:p>FALSE</text:p>
          </table:table-cell>
          <table:table-cell table:formula="oooc:=IF(OR([.B30];[.E30]);1;0)" office:value-type="float" office:value="0">
            <text:p>0</text:p>
          </table:table-cell>
          <table:table-cell office:value-type="float" office:value="3">
            <text:p>3</text:p>
          </table:table-cell>
          <table:table-cell table:number-columns-repeated="2"/>
          <table:table-cell table:formula="oooc:=[.F30]*[.G30]" office:value-type="float" office:value="0">
            <text:p>0</text:p>
          </table:table-cell>
          <table:table-cell table:number-columns-repeated="4"/>
        </table:table-row>
        <table:table-row table:style-name="ro3">
          <table:table-cell office:value-type="string">
            <text:p>Caso particular optimizado para regresión lineal con residuos no normales (Pendiente) </text:p>
          </table:table-cell>
          <table:table-cell table:formula="oooc:=ISNUMBER(FIND(&quot;Pendiente&quot;;[.A31]))" office:value-type="boolean" office:boolean-value="true">
            <text:p>TRUE</text:p>
          </table:table-cell>
          <table:table-cell table:formula="oooc:=ISNUMBER(FIND(&quot;Hecho&quot;;[.A31]))" office:value-type="boolean" office:boolean-value="false">
            <text:p>FALSE</text:p>
          </table:table-cell>
          <table:table-cell table:formula="oooc:=IF([.C31];MID([.A31]; FIND(&quot;Hecho&quot;;[.A31])-1;1000);&quot;&quot;)">
            <text:p/>
          </table:table-cell>
          <table:table-cell table:formula="oooc:=ISNUMBER(FIND(&quot;%&quot;;[.D31]))" office:value-type="boolean" office:boolean-value="false">
            <text:p>FALSE</text:p>
          </table:table-cell>
          <table:table-cell table:formula="oooc:=IF(OR([.B31];[.E31]);1;0)" office:value-type="float" office:value="1">
            <text:p>1</text:p>
          </table:table-cell>
          <table:table-cell office:value-type="float" office:value="4">
            <text:p>4</text:p>
          </table:table-cell>
          <table:table-cell table:number-columns-repeated="2"/>
          <table:table-cell table:formula="oooc:=[.F31]*[.G31]" office:value-type="float" office:value="4">
            <text:p>4</text:p>
          </table:table-cell>
          <table:table-cell table:number-columns-repeated="4"/>
        </table:table-row>
        <table:table-row table:style-name="ro6">
          <table:table-cell office:value-type="string">
            <text:p>Modelo probit (Pendiente) </text:p>
          </table:table-cell>
          <table:table-cell table:formula="oooc:=ISNUMBER(FIND(&quot;Pendiente&quot;;[.A32]))" office:value-type="boolean" office:boolean-value="true">
            <text:p>TRUE</text:p>
          </table:table-cell>
          <table:table-cell table:formula="oooc:=ISNUMBER(FIND(&quot;Hecho&quot;;[.A32]))" office:value-type="boolean" office:boolean-value="false">
            <text:p>FALSE</text:p>
          </table:table-cell>
          <table:table-cell table:formula="oooc:=IF([.C32];MID([.A32]; FIND(&quot;Hecho&quot;;[.A32])-1;1000);&quot;&quot;)">
            <text:p/>
          </table:table-cell>
          <table:table-cell table:formula="oooc:=ISNUMBER(FIND(&quot;%&quot;;[.D32]))" office:value-type="boolean" office:boolean-value="false">
            <text:p>FALSE</text:p>
          </table:table-cell>
          <table:table-cell table:formula="oooc:=IF(OR([.B32];[.E32]);1;0)" office:value-type="float" office:value="1">
            <text:p>1</text:p>
          </table:table-cell>
          <table:table-cell office:value-type="float" office:value="3">
            <text:p>3</text:p>
          </table:table-cell>
          <table:table-cell table:number-columns-repeated="2"/>
          <table:table-cell table:formula="oooc:=[.F32]*[.G32]" office:value-type="float" office:value="3">
            <text:p>3</text:p>
          </table:table-cell>
          <table:table-cell table:number-columns-repeated="4"/>
        </table:table-row>
        <table:table-row table:style-name="ro3">
          <table:table-cell office:value-type="string">
            <text:p>Plantilla <text:a xlink:href="http://wiki.localbayes.es/NameBlock">NameBlock</text:a> para la definición de bloques de usuario (Pendiente) </text:p>
          </table:table-cell>
          <table:table-cell table:formula="oooc:=ISNUMBER(FIND(&quot;Pendiente&quot;;[.A33]))" office:value-type="boolean" office:boolean-value="true">
            <text:p>TRUE</text:p>
          </table:table-cell>
          <table:table-cell table:formula="oooc:=ISNUMBER(FIND(&quot;Hecho&quot;;[.A33]))" office:value-type="boolean" office:boolean-value="false">
            <text:p>FALSE</text:p>
          </table:table-cell>
          <table:table-cell table:formula="oooc:=IF([.C33];MID([.A33]; FIND(&quot;Hecho&quot;;[.A33])-1;1000);&quot;&quot;)">
            <text:p/>
          </table:table-cell>
          <table:table-cell table:formula="oooc:=ISNUMBER(FIND(&quot;%&quot;;[.D33]))" office:value-type="boolean" office:boolean-value="false">
            <text:p>FALSE</text:p>
          </table:table-cell>
          <table:table-cell table:formula="oooc:=IF(OR([.B33];[.E33]);1;0)" office:value-type="float" office:value="1">
            <text:p>1</text:p>
          </table:table-cell>
          <table:table-cell office:value-type="float" office:value="1">
            <text:p>1</text:p>
          </table:table-cell>
          <table:table-cell table:number-columns-repeated="2"/>
          <table:table-cell table:formula="oooc:=[.F33]*[.G33]" office:value-type="float" office:value="1">
            <text:p>1</text:p>
          </table:table-cell>
          <table:table-cell table:number-columns-repeated="4"/>
        </table:table-row>
        <table:table-row table:style-name="ro6">
          <table:table-cell office:value-type="string">
            <text:p>Funciones arbitrarias de creación de inputs lineales </text:p>
          </table:table-cell>
          <table:table-cell table:formula="oooc:=ISNUMBER(FIND(&quot;Pendiente&quot;;[.A34]))" office:value-type="boolean" office:boolean-value="false">
            <text:p>FALSE</text:p>
          </table:table-cell>
          <table:table-cell table:formula="oooc:=ISNUMBER(FIND(&quot;Hecho&quot;;[.A34]))" office:value-type="boolean" office:boolean-value="false">
            <text:p>FALSE</text:p>
          </table:table-cell>
          <table:table-cell table:formula="oooc:=IF([.C34];MID([.A34]; FIND(&quot;Hecho&quot;;[.A34])-1;1000);&quot;&quot;)">
            <text:p/>
          </table:table-cell>
          <table:table-cell table:formula="oooc:=ISNUMBER(FIND(&quot;%&quot;;[.D34]))" office:value-type="boolean" office:boolean-value="false">
            <text:p>FALSE</text:p>
          </table:table-cell>
          <table:table-cell table:formula="oooc:=IF(OR([.B34];[.E34]);1;0)" office:value-type="float" office:value="0">
            <text:p>0</text:p>
          </table:table-cell>
          <table:table-cell/>
          <table:table-cell table:number-columns-repeated="2"/>
          <table:table-cell table:formula="oooc:=[.F34]*[.G34]" office:value-type="float" office:value="0">
            <text:p>0</text:p>
          </table:table-cell>
          <table:table-cell table:number-columns-repeated="4"/>
        </table:table-row>
        <table:table-row table:style-name="ro6">
          <table:table-cell table:style-name="ce2" office:value-type="string">
            <text:p>DTF: Delta Transfer Function (Hecho) </text:p>
          </table:table-cell>
          <table:table-cell table:formula="oooc:=ISNUMBER(FIND(&quot;Pendiente&quot;;[.A35]))" office:value-type="boolean" office:boolean-value="false">
            <text:p>FALSE</text:p>
          </table:table-cell>
          <table:table-cell table:formula="oooc:=ISNUMBER(FIND(&quot;Hecho&quot;;[.A35]))" office:value-type="boolean" office:boolean-value="true">
            <text:p>TRUE</text:p>
          </table:table-cell>
          <table:table-cell table:style-name="ce2" table:formula="oooc:=IF([.C35];MID([.A35]; FIND(&quot;Hecho&quot;;[.A35])-1;1000);&quot;&quot;)" office:value-type="string" office:string-value="(Hecho) ">
            <text:p>(Hecho) </text:p>
          </table:table-cell>
          <table:table-cell table:formula="oooc:=ISNUMBER(FIND(&quot;%&quot;;[.D35]))" office:value-type="boolean" office:boolean-value="false">
            <text:p>FALSE</text:p>
          </table:table-cell>
          <table:table-cell table:formula="oooc:=IF(OR([.B35];[.E35]);1;0)" office:value-type="float" office:value="0">
            <text:p>0</text:p>
          </table:table-cell>
          <table:table-cell/>
          <table:table-cell table:number-columns-repeated="2"/>
          <table:table-cell table:formula="oooc:=[.F35]*[.G35]" office:value-type="float" office:value="0">
            <text:p>0</text:p>
          </table:table-cell>
          <table:table-cell table:number-columns-repeated="4"/>
        </table:table-row>
        <table:table-row table:style-name="ro9">
          <table:table-cell office:value-type="string">
            <text:p>Función Ad Stock de acumulación exponencial de GRP's de publicidad (Hecho para el caso de <text:a xlink:href="http://wiki.localbayes.es/DirectMedia">DirectMedia</text:a> aunque sin probar del todo aún, Pendiente en <text:a xlink:href="http://wiki.localbayes.es/CocaCola">CocaCola</text:a>) </text:p>
          </table:table-cell>
          <table:table-cell table:formula="oooc:=ISNUMBER(FIND(&quot;Pendiente&quot;;[.A36]))" office:value-type="boolean" office:boolean-value="true">
            <text:p>TRUE</text:p>
          </table:table-cell>
          <table:table-cell table:formula="oooc:=ISNUMBER(FIND(&quot;Hecho&quot;;[.A36]))" office:value-type="boolean" office:boolean-value="true">
            <text:p>TRUE</text:p>
          </table:table-cell>
          <table:table-cell table:formula="oooc:=IF([.C36];MID([.A36]; FIND(&quot;Hecho&quot;;[.A36])-1;1000);&quot;&quot;)" office:value-type="string" office:string-value="(Hecho para el caso de DirectMedia aunque sin probar del todo aún, Pendiente en CocaCola) ">
            <text:p>(Hecho para el caso de DirectMedia aunque sin probar del todo aún, Pendiente en CocaCola) </text:p>
          </table:table-cell>
          <table:table-cell table:formula="oooc:=ISNUMBER(FIND(&quot;%&quot;;[.D36]))" office:value-type="boolean" office:boolean-value="false">
            <text:p>FALSE</text:p>
          </table:table-cell>
          <table:table-cell table:formula="oooc:=IF(OR([.B36];[.E36]);1;0)" office:value-type="float" office:value="1">
            <text:p>1</text:p>
          </table:table-cell>
          <table:table-cell office:value-type="float" office:value="1">
            <text:p>1</text:p>
          </table:table-cell>
          <table:table-cell table:number-columns-repeated="2"/>
          <table:table-cell table:formula="oooc:=[.F36]*[.G36]" office:value-type="float" office:value="1">
            <text:p>1</text:p>
          </table:table-cell>
          <table:table-cell table:number-columns-repeated="4"/>
        </table:table-row>
        <table:table-row table:style-name="ro3">
          <table:table-cell office:value-type="string">
            <text:p>Plantilla <text:a xlink:href="http://wiki.localbayes.es/NameBlock">NameBlock</text:a> para la definición de bloques de usuario (Pendiente) </text:p>
          </table:table-cell>
          <table:table-cell table:formula="oooc:=ISNUMBER(FIND(&quot;Pendiente&quot;;[.A37]))" office:value-type="boolean" office:boolean-value="true">
            <text:p>TRUE</text:p>
          </table:table-cell>
          <table:table-cell table:formula="oooc:=ISNUMBER(FIND(&quot;Hecho&quot;;[.A37]))" office:value-type="boolean" office:boolean-value="false">
            <text:p>FALSE</text:p>
          </table:table-cell>
          <table:table-cell table:formula="oooc:=IF([.C37];MID([.A37]; FIND(&quot;Hecho&quot;;[.A37])-1;1000);&quot;&quot;)">
            <text:p/>
          </table:table-cell>
          <table:table-cell table:formula="oooc:=ISNUMBER(FIND(&quot;%&quot;;[.D37]))" office:value-type="boolean" office:boolean-value="false">
            <text:p>FALSE</text:p>
          </table:table-cell>
          <table:table-cell table:formula="oooc:=IF(OR([.B37];[.E37]);1;0)" office:value-type="float" office:value="1">
            <text:p>1</text:p>
          </table:table-cell>
          <table:table-cell office:value-type="float" office:value="1">
            <text:p>1</text:p>
          </table:table-cell>
          <table:table-cell table:number-columns-repeated="2"/>
          <table:table-cell table:formula="oooc:=[.F37]*[.G37]" office:value-type="float" office:value="1">
            <text:p>1</text:p>
          </table:table-cell>
          <table:table-cell table:number-columns-repeated="4"/>
        </table:table-row>
        <table:table-row table:style-name="ro6">
          <table:table-cell office:value-type="string">
            <text:p>Cálculo de la serie de efecto conjunto en el caso <text:a xlink:href="http://wiki.localbayes.es/BsrHlm">BsrHlm</text:a> </text:p>
          </table:table-cell>
          <table:table-cell table:formula="oooc:=ISNUMBER(FIND(&quot;Pendiente&quot;;[.A38]))" office:value-type="boolean" office:boolean-value="false">
            <text:p>FALSE</text:p>
          </table:table-cell>
          <table:table-cell table:formula="oooc:=ISNUMBER(FIND(&quot;Hecho&quot;;[.A38]))" office:value-type="boolean" office:boolean-value="false">
            <text:p>FALSE</text:p>
          </table:table-cell>
          <table:table-cell table:formula="oooc:=IF([.C38];MID([.A38]; FIND(&quot;Hecho&quot;;[.A38])-1;1000);&quot;&quot;)">
            <text:p/>
          </table:table-cell>
          <table:table-cell table:formula="oooc:=ISNUMBER(FIND(&quot;%&quot;;[.D38]))" office:value-type="boolean" office:boolean-value="false">
            <text:p>FALSE</text:p>
          </table:table-cell>
          <table:table-cell table:formula="oooc:=IF(OR([.B38];[.E38]);1;0)" office:value-type="float" office:value="0">
            <text:p>0</text:p>
          </table:table-cell>
          <table:table-cell/>
          <table:table-cell table:number-columns-repeated="2"/>
          <table:table-cell table:formula="oooc:=[.F38]*[.G38]" office:value-type="float" office:value="0">
            <text:p>0</text:p>
          </table:table-cell>
          <table:table-cell table:number-columns-repeated="4"/>
        </table:table-row>
        <table:table-row table:style-name="ro6">
          <table:table-cell office:value-type="string">
            <text:p>Caso particular Delta Transfer Function (Hecho) </text:p>
          </table:table-cell>
          <table:table-cell table:formula="oooc:=ISNUMBER(FIND(&quot;Pendiente&quot;;[.A39]))" office:value-type="boolean" office:boolean-value="false">
            <text:p>FALSE</text:p>
          </table:table-cell>
          <table:table-cell table:formula="oooc:=ISNUMBER(FIND(&quot;Hecho&quot;;[.A39]))" office:value-type="boolean" office:boolean-value="true">
            <text:p>TRUE</text:p>
          </table:table-cell>
          <table:table-cell table:formula="oooc:=IF([.C39];MID([.A39]; FIND(&quot;Hecho&quot;;[.A39])-1;1000);&quot;&quot;)" office:value-type="string" office:string-value="(Hecho) ">
            <text:p>(Hecho) </text:p>
          </table:table-cell>
          <table:table-cell table:formula="oooc:=ISNUMBER(FIND(&quot;%&quot;;[.D39]))" office:value-type="boolean" office:boolean-value="false">
            <text:p>FALSE</text:p>
          </table:table-cell>
          <table:table-cell table:formula="oooc:=IF(OR([.B39];[.E39]);1;0)" office:value-type="float" office:value="0">
            <text:p>0</text:p>
          </table:table-cell>
          <table:table-cell/>
          <table:table-cell table:number-columns-repeated="2"/>
          <table:table-cell table:formula="oooc:=[.F39]*[.G39]" office:value-type="float" office:value="0">
            <text:p>0</text:p>
          </table:table-cell>
          <table:table-cell table:number-columns-repeated="4"/>
        </table:table-row>
        <table:table-row table:style-name="ro6">
          <table:table-cell office:value-type="string">
            <text:p>Caso general de funciones arbitrarias de usuario (Pendiente) </text:p>
          </table:table-cell>
          <table:table-cell table:formula="oooc:=ISNUMBER(FIND(&quot;Pendiente&quot;;[.A40]))" office:value-type="boolean" office:boolean-value="true">
            <text:p>TRUE</text:p>
          </table:table-cell>
          <table:table-cell table:formula="oooc:=ISNUMBER(FIND(&quot;Hecho&quot;;[.A40]))" office:value-type="boolean" office:boolean-value="false">
            <text:p>FALSE</text:p>
          </table:table-cell>
          <table:table-cell table:formula="oooc:=IF([.C40];MID([.A40]; FIND(&quot;Hecho&quot;;[.A40])-1;1000);&quot;&quot;)">
            <text:p/>
          </table:table-cell>
          <table:table-cell table:formula="oooc:=ISNUMBER(FIND(&quot;%&quot;;[.D40]))" office:value-type="boolean" office:boolean-value="false">
            <text:p>FALSE</text:p>
          </table:table-cell>
          <table:table-cell table:formula="oooc:=IF(OR([.B40];[.E40]);1;0)" office:value-type="float" office:value="1">
            <text:p>1</text:p>
          </table:table-cell>
          <table:table-cell office:value-type="float" office:value="1">
            <text:p>1</text:p>
          </table:table-cell>
          <table:table-cell table:number-columns-repeated="2"/>
          <table:table-cell table:formula="oooc:=[.F40]*[.G40]" office:value-type="float" office:value="1">
            <text:p>1</text:p>
          </table:table-cell>
          <table:table-cell table:number-columns-repeated="4"/>
        </table:table-row>
        <table:table-row table:style-name="ro5">
          <table:table-cell table:style-name="ce2" office:value-type="string">
            <text:p>DHV: (Dynamic Heterocedasticity of Variance) El modelo de varianza heterocedástica es un modelo BSR sobre los cuadrados de los residuos de un segmento BSR (Pendiente) </text:p>
          </table:table-cell>
          <table:table-cell table:formula="oooc:=ISNUMBER(FIND(&quot;Pendiente&quot;;[.A41]))" office:value-type="boolean" office:boolean-value="true">
            <text:p>TRUE</text:p>
          </table:table-cell>
          <table:table-cell table:formula="oooc:=ISNUMBER(FIND(&quot;Hecho&quot;;[.A41]))" office:value-type="boolean" office:boolean-value="false">
            <text:p>FALSE</text:p>
          </table:table-cell>
          <table:table-cell table:style-name="ce2" table:formula="oooc:=IF([.C41];MID([.A41]; FIND(&quot;Hecho&quot;;[.A41])-1;1000);&quot;&quot;)">
            <text:p/>
          </table:table-cell>
          <table:table-cell table:formula="oooc:=ISNUMBER(FIND(&quot;%&quot;;[.D41]))" office:value-type="boolean" office:boolean-value="false">
            <text:p>FALSE</text:p>
          </table:table-cell>
          <table:table-cell table:formula="oooc:=IF(OR([.B41];[.E41]);1;0)" office:value-type="float" office:value="1">
            <text:p>1</text:p>
          </table:table-cell>
          <table:table-cell office:value-type="float" office:value="5">
            <text:p>5</text:p>
          </table:table-cell>
          <table:table-cell table:number-columns-repeated="2"/>
          <table:table-cell table:formula="oooc:=[.F41]*[.G41]" office:value-type="float" office:value="5">
            <text:p>5</text:p>
          </table:table-cell>
          <table:table-cell table:number-columns-repeated="4"/>
        </table:table-row>
        <table:table-row table:style-name="ro9">
          <table:table-cell table:style-name="ce2" office:value-type="string">
            <text:p>IRM (Incomplete Rank Model): Lo primero que hay que ver es si es realmente útil, pues en el caso que se pensaba usar parece ser que se puede resolver con información latente y a priori. </text:p>
          </table:table-cell>
          <table:table-cell table:formula="oooc:=ISNUMBER(FIND(&quot;Pendiente&quot;;[.A42]))" office:value-type="boolean" office:boolean-value="false">
            <text:p>FALSE</text:p>
          </table:table-cell>
          <table:table-cell table:formula="oooc:=ISNUMBER(FIND(&quot;Hecho&quot;;[.A42]))" office:value-type="boolean" office:boolean-value="false">
            <text:p>FALSE</text:p>
          </table:table-cell>
          <table:table-cell table:style-name="ce2" table:formula="oooc:=IF([.C42];MID([.A42]; FIND(&quot;Hecho&quot;;[.A42])-1;1000);&quot;&quot;)">
            <text:p/>
          </table:table-cell>
          <table:table-cell table:formula="oooc:=ISNUMBER(FIND(&quot;%&quot;;[.D42]))" office:value-type="boolean" office:boolean-value="false">
            <text:p>FALSE</text:p>
          </table:table-cell>
          <table:table-cell table:formula="oooc:=IF(OR([.B42];[.E42]);1;0)" office:value-type="float" office:value="0">
            <text:p>0</text:p>
          </table:table-cell>
          <table:table-cell/>
          <table:table-cell table:number-columns-repeated="2"/>
          <table:table-cell table:formula="oooc:=[.F42]*[.G42]" office:value-type="float" office:value="0">
            <text:p>0</text:p>
          </table:table-cell>
          <table:table-cell table:number-columns-repeated="4"/>
        </table:table-row>
        <table:table-row table:style-name="ro4">
          <table:table-cell office:value-type="string">
            <text:p>Hay que decidir si se usa un simulador maestro del modelo lineal de rango incompleto como mezclador de varios BSR's o bien se hace una especialización del simulador del bloque lineal que sea internamente un master de varios bloques lineales (Pendiente) </text:p>
          </table:table-cell>
          <table:table-cell table:formula="oooc:=ISNUMBER(FIND(&quot;Pendiente&quot;;[.A43]))" office:value-type="boolean" office:boolean-value="true">
            <text:p>TRUE</text:p>
          </table:table-cell>
          <table:table-cell table:formula="oooc:=ISNUMBER(FIND(&quot;Hecho&quot;;[.A43]))" office:value-type="boolean" office:boolean-value="false">
            <text:p>FALSE</text:p>
          </table:table-cell>
          <table:table-cell table:formula="oooc:=IF([.C43];MID([.A43]; FIND(&quot;Hecho&quot;;[.A43])-1;1000);&quot;&quot;)">
            <text:p/>
          </table:table-cell>
          <table:table-cell table:formula="oooc:=ISNUMBER(FIND(&quot;%&quot;;[.D43]))" office:value-type="boolean" office:boolean-value="false">
            <text:p>FALSE</text:p>
          </table:table-cell>
          <table:table-cell table:formula="oooc:=IF(OR([.B43];[.E43]);1;0)" office:value-type="float" office:value="1">
            <text:p>1</text:p>
          </table:table-cell>
          <table:table-cell office:value-type="float" office:value="2">
            <text:p>2</text:p>
          </table:table-cell>
          <table:table-cell table:number-columns-repeated="2"/>
          <table:table-cell table:formula="oooc:=[.F43]*[.G43]" office:value-type="float" office:value="2">
            <text:p>2</text:p>
          </table:table-cell>
          <table:table-cell table:number-columns-repeated="4"/>
        </table:table-row>
        <table:table-row table:style-name="ro5">
          <table:table-cell office:value-type="string">
            <text:p>Reconocimiento de diseños lineales de rango incompleto para su ruptura en varios bloques BSR de rango completo. (Pendiente) </text:p>
          </table:table-cell>
          <table:table-cell table:formula="oooc:=ISNUMBER(FIND(&quot;Pendiente&quot;;[.A44]))" office:value-type="boolean" office:boolean-value="true">
            <text:p>TRUE</text:p>
          </table:table-cell>
          <table:table-cell table:formula="oooc:=ISNUMBER(FIND(&quot;Hecho&quot;;[.A44]))" office:value-type="boolean" office:boolean-value="false">
            <text:p>FALSE</text:p>
          </table:table-cell>
          <table:table-cell table:formula="oooc:=IF([.C44];MID([.A44]; FIND(&quot;Hecho&quot;;[.A44])-1;1000);&quot;&quot;)">
            <text:p/>
          </table:table-cell>
          <table:table-cell table:formula="oooc:=ISNUMBER(FIND(&quot;%&quot;;[.D44]))" office:value-type="boolean" office:boolean-value="false">
            <text:p>FALSE</text:p>
          </table:table-cell>
          <table:table-cell table:formula="oooc:=IF(OR([.B44];[.E44]);1;0)" office:value-type="float" office:value="1">
            <text:p>1</text:p>
          </table:table-cell>
          <table:table-cell office:value-type="float" office:value="3">
            <text:p>3</text:p>
          </table:table-cell>
          <table:table-cell table:number-columns-repeated="2"/>
          <table:table-cell table:formula="oooc:=[.F44]*[.G44]" office:value-type="float" office:value="3">
            <text:p>3</text:p>
          </table:table-cell>
          <table:table-cell table:number-columns-repeated="4"/>
        </table:table-row>
        <table:table-row table:style-name="ro3">
          <table:table-cell office:value-type="string">
            <text:p>Si no es posible un algoritmo automático, que al menos pueda el usuario describir los bloques ad-hoc. (Pendiente) </text:p>
          </table:table-cell>
          <table:table-cell table:formula="oooc:=ISNUMBER(FIND(&quot;Pendiente&quot;;[.A45]))" office:value-type="boolean" office:boolean-value="true">
            <text:p>TRUE</text:p>
          </table:table-cell>
          <table:table-cell table:formula="oooc:=ISNUMBER(FIND(&quot;Hecho&quot;;[.A45]))" office:value-type="boolean" office:boolean-value="false">
            <text:p>FALSE</text:p>
          </table:table-cell>
          <table:table-cell table:formula="oooc:=IF([.C45];MID([.A45]; FIND(&quot;Hecho&quot;;[.A45])-1;1000);&quot;&quot;)">
            <text:p/>
          </table:table-cell>
          <table:table-cell table:formula="oooc:=ISNUMBER(FIND(&quot;%&quot;;[.D45]))" office:value-type="boolean" office:boolean-value="false">
            <text:p>FALSE</text:p>
          </table:table-cell>
          <table:table-cell table:formula="oooc:=IF(OR([.B45];[.E45]);1;0)" office:value-type="float" office:value="1">
            <text:p>1</text:p>
          </table:table-cell>
          <table:table-cell office:value-type="float" office:value="1">
            <text:p>1</text:p>
          </table:table-cell>
          <table:table-cell table:number-columns-repeated="2"/>
          <table:table-cell table:formula="oooc:=[.F45]*[.G45]" office:value-type="float" office:value="1">
            <text:p>1</text:p>
          </table:table-cell>
          <table:table-cell table:number-columns-repeated="4"/>
        </table:table-row>
        <table:table-row table:style-name="ro9">
          <table:table-cell table:style-name="ce2" office:value-type="string">
            <text:p>UDG (User Defined Generator): Bloques especializados definidos por el usuario que realizan modificaciones completamente arbitrarias sobre un modelo BSR o una extensión (Pendiente) </text:p>
          </table:table-cell>
          <table:table-cell table:formula="oooc:=ISNUMBER(FIND(&quot;Pendiente&quot;;[.A46]))" office:value-type="boolean" office:boolean-value="true">
            <text:p>TRUE</text:p>
          </table:table-cell>
          <table:table-cell table:formula="oooc:=ISNUMBER(FIND(&quot;Hecho&quot;;[.A46]))" office:value-type="boolean" office:boolean-value="false">
            <text:p>FALSE</text:p>
          </table:table-cell>
          <table:table-cell table:style-name="ce2" table:formula="oooc:=IF([.C46];MID([.A46]; FIND(&quot;Hecho&quot;;[.A46])-1;1000);&quot;&quot;)">
            <text:p/>
          </table:table-cell>
          <table:table-cell table:formula="oooc:=ISNUMBER(FIND(&quot;%&quot;;[.D46]))" office:value-type="boolean" office:boolean-value="false">
            <text:p>FALSE</text:p>
          </table:table-cell>
          <table:table-cell table:formula="oooc:=IF(OR([.B46];[.E46]);1;0)" office:value-type="float" office:value="1">
            <text:p>1</text:p>
          </table:table-cell>
          <table:table-cell office:value-type="float" office:value="3">
            <text:p>3</text:p>
          </table:table-cell>
          <table:table-cell table:number-columns-repeated="2"/>
          <table:table-cell table:formula="oooc:=[.F46]*[.G46]" office:value-type="float" office:value="3">
            <text:p>3</text:p>
          </table:table-cell>
          <table:table-cell table:number-columns-repeated="4"/>
        </table:table-row>
        <table:table-row table:style-name="ro6">
          <table:table-cell table:style-name="ce2" office:value-type="string">
            <text:p>API's de definición de modelos </text:p>
          </table:table-cell>
          <table:table-cell table:formula="oooc:=ISNUMBER(FIND(&quot;Pendiente&quot;;[.A47]))" office:value-type="boolean" office:boolean-value="false">
            <text:p>FALSE</text:p>
          </table:table-cell>
          <table:table-cell table:formula="oooc:=ISNUMBER(FIND(&quot;Hecho&quot;;[.A47]))" office:value-type="boolean" office:boolean-value="false">
            <text:p>FALSE</text:p>
          </table:table-cell>
          <table:table-cell table:style-name="ce2" table:formula="oooc:=IF([.C47];MID([.A47]; FIND(&quot;Hecho&quot;;[.A47])-1;1000);&quot;&quot;)">
            <text:p/>
          </table:table-cell>
          <table:table-cell table:formula="oooc:=ISNUMBER(FIND(&quot;%&quot;;[.D47]))" office:value-type="boolean" office:boolean-value="false">
            <text:p>FALSE</text:p>
          </table:table-cell>
          <table:table-cell table:formula="oooc:=IF(OR([.B47];[.E47]);1;0)" office:value-type="float" office:value="0">
            <text:p>0</text:p>
          </table:table-cell>
          <table:table-cell/>
          <table:table-cell table:number-columns-repeated="2"/>
          <table:table-cell table:formula="oooc:=[.F47]*[.G47]" office:value-type="float" office:value="0">
            <text:p>0</text:p>
          </table:table-cell>
          <table:table-cell table:number-columns-repeated="4"/>
        </table:table-row>
        <table:table-row table:style-name="ro5">
          <table:table-cell office:value-type="string">
            <text:p>Crear un formato ASCII sintácticamente reconocible capaz de representar los bloques anteriormente descritos con las siguientes características </text:p>
          </table:table-cell>
          <table:table-cell table:formula="oooc:=ISNUMBER(FIND(&quot;Pendiente&quot;;[.A48]))" office:value-type="boolean" office:boolean-value="false">
            <text:p>FALSE</text:p>
          </table:table-cell>
          <table:table-cell table:formula="oooc:=ISNUMBER(FIND(&quot;Hecho&quot;;[.A48]))" office:value-type="boolean" office:boolean-value="false">
            <text:p>FALSE</text:p>
          </table:table-cell>
          <table:table-cell table:formula="oooc:=IF([.C48];MID([.A48]; FIND(&quot;Hecho&quot;;[.A48])-1;1000);&quot;&quot;)">
            <text:p/>
          </table:table-cell>
          <table:table-cell table:formula="oooc:=ISNUMBER(FIND(&quot;%&quot;;[.D48]))" office:value-type="boolean" office:boolean-value="false">
            <text:p>FALSE</text:p>
          </table:table-cell>
          <table:table-cell table:formula="oooc:=IF(OR([.B48];[.E48]);1;0)" office:value-type="float" office:value="0">
            <text:p>0</text:p>
          </table:table-cell>
          <table:table-cell/>
          <table:table-cell table:number-columns-repeated="2"/>
          <table:table-cell table:formula="oooc:=[.F48]*[.G48]" office:value-type="float" office:value="0">
            <text:p>0</text:p>
          </table:table-cell>
          <table:table-cell table:number-columns-repeated="4"/>
        </table:table-row>
        <table:table-row table:style-name="ro3">
          <table:table-cell office:value-type="string">
            <text:p>Admitir una sintáxis lo más próxima que sea posible a la expresión matemática del problema (Hecho) </text:p>
          </table:table-cell>
          <table:table-cell table:formula="oooc:=ISNUMBER(FIND(&quot;Pendiente&quot;;[.A49]))" office:value-type="boolean" office:boolean-value="false">
            <text:p>FALSE</text:p>
          </table:table-cell>
          <table:table-cell table:formula="oooc:=ISNUMBER(FIND(&quot;Hecho&quot;;[.A49]))" office:value-type="boolean" office:boolean-value="true">
            <text:p>TRUE</text:p>
          </table:table-cell>
          <table:table-cell table:formula="oooc:=IF([.C49];MID([.A49]; FIND(&quot;Hecho&quot;;[.A49])-1;1000);&quot;&quot;)" office:value-type="string" office:string-value="(Hecho) ">
            <text:p>(Hecho) </text:p>
          </table:table-cell>
          <table:table-cell table:formula="oooc:=ISNUMBER(FIND(&quot;%&quot;;[.D49]))" office:value-type="boolean" office:boolean-value="false">
            <text:p>FALSE</text:p>
          </table:table-cell>
          <table:table-cell table:formula="oooc:=IF(OR([.B49];[.E49]);1;0)" office:value-type="float" office:value="0">
            <text:p>0</text:p>
          </table:table-cell>
          <table:table-cell/>
          <table:table-cell table:number-columns-repeated="2"/>
          <table:table-cell table:formula="oooc:=[.F49]*[.G49]" office:value-type="float" office:value="0">
            <text:p>0</text:p>
          </table:table-cell>
          <table:table-cell table:number-columns-repeated="4"/>
        </table:table-row>
        <table:table-row table:style-name="ro3">
          <table:table-cell office:value-type="string">
            <text:p>Usar un reconocedor (parser) estándar facilmente programable y flexible (<text:a xlink:href="http://spirit.sourceforge.net/">Boost Spirit</text:a>) (Hecho) </text:p>
          </table:table-cell>
          <table:table-cell table:formula="oooc:=ISNUMBER(FIND(&quot;Pendiente&quot;;[.A50]))" office:value-type="boolean" office:boolean-value="false">
            <text:p>FALSE</text:p>
          </table:table-cell>
          <table:table-cell table:formula="oooc:=ISNUMBER(FIND(&quot;Hecho&quot;;[.A50]))" office:value-type="boolean" office:boolean-value="true">
            <text:p>TRUE</text:p>
          </table:table-cell>
          <table:table-cell table:formula="oooc:=IF([.C50];MID([.A50]; FIND(&quot;Hecho&quot;;[.A50])-1;1000);&quot;&quot;)" office:value-type="string" office:string-value="(Hecho) ">
            <text:p>(Hecho) </text:p>
          </table:table-cell>
          <table:table-cell table:formula="oooc:=ISNUMBER(FIND(&quot;%&quot;;[.D50]))" office:value-type="boolean" office:boolean-value="false">
            <text:p>FALSE</text:p>
          </table:table-cell>
          <table:table-cell table:formula="oooc:=IF(OR([.B50];[.E50]);1;0)" office:value-type="float" office:value="0">
            <text:p>0</text:p>
          </table:table-cell>
          <table:table-cell/>
          <table:table-cell table:number-columns-repeated="2"/>
          <table:table-cell table:formula="oooc:=[.F50]*[.G50]" office:value-type="float" office:value="0">
            <text:p>0</text:p>
          </table:table-cell>
          <table:table-cell table:number-columns-repeated="4"/>
        </table:table-row>
        <table:table-row table:style-name="ro9">
          <table:table-cell office:value-type="string">
            <text:p>Que sea relativamente sencillo escribirlo desde cualquier entorno de programación, base de datos, etc.; para que sea el soporte principal de entrada de datos desde diferentes API ad-hoc para cada proyecto o tipo de proyecto (Hecho) </text:p>
          </table:table-cell>
          <table:table-cell table:formula="oooc:=ISNUMBER(FIND(&quot;Pendiente&quot;;[.A51]))" office:value-type="boolean" office:boolean-value="false">
            <text:p>FALSE</text:p>
          </table:table-cell>
          <table:table-cell table:formula="oooc:=ISNUMBER(FIND(&quot;Hecho&quot;;[.A51]))" office:value-type="boolean" office:boolean-value="true">
            <text:p>TRUE</text:p>
          </table:table-cell>
          <table:table-cell table:formula="oooc:=IF([.C51];MID([.A51]; FIND(&quot;Hecho&quot;;[.A51])-1;1000);&quot;&quot;)" office:value-type="string" office:string-value="(Hecho) ">
            <text:p>(Hecho) </text:p>
          </table:table-cell>
          <table:table-cell table:formula="oooc:=ISNUMBER(FIND(&quot;%&quot;;[.D51]))" office:value-type="boolean" office:boolean-value="false">
            <text:p>FALSE</text:p>
          </table:table-cell>
          <table:table-cell table:formula="oooc:=IF(OR([.B51];[.E51]);1;0)" office:value-type="float" office:value="0">
            <text:p>0</text:p>
          </table:table-cell>
          <table:table-cell/>
          <table:table-cell table:number-columns-repeated="2"/>
          <table:table-cell table:formula="oooc:=[.F51]*[.G51]" office:value-type="float" office:value="0">
            <text:p>0</text:p>
          </table:table-cell>
          <table:table-cell table:number-columns-repeated="4"/>
        </table:table-row>
        <table:table-row table:style-name="ro5">
          <table:table-cell office:value-type="string">
            <text:p>Que sea capaz de generar el código del problema en format <text:a xlink:href="http://wiki.localbayes.es/WinBugs">WinBugs</text:a> a efectos de comparación de resultados. (Pendiente) </text:p>
          </table:table-cell>
          <table:table-cell table:formula="oooc:=ISNUMBER(FIND(&quot;Pendiente&quot;;[.A52]))" office:value-type="boolean" office:boolean-value="true">
            <text:p>TRUE</text:p>
          </table:table-cell>
          <table:table-cell table:formula="oooc:=ISNUMBER(FIND(&quot;Hecho&quot;;[.A52]))" office:value-type="boolean" office:boolean-value="false">
            <text:p>FALSE</text:p>
          </table:table-cell>
          <table:table-cell table:formula="oooc:=IF([.C52];MID([.A52]; FIND(&quot;Hecho&quot;;[.A52])-1;1000);&quot;&quot;)">
            <text:p/>
          </table:table-cell>
          <table:table-cell table:formula="oooc:=ISNUMBER(FIND(&quot;%&quot;;[.D52]))" office:value-type="boolean" office:boolean-value="false">
            <text:p>FALSE</text:p>
          </table:table-cell>
          <table:table-cell table:formula="oooc:=IF(OR([.B52];[.E52]);1;0)" office:value-type="float" office:value="1">
            <text:p>1</text:p>
          </table:table-cell>
          <table:table-cell office:value-type="float" office:value="5">
            <text:p>5</text:p>
          </table:table-cell>
          <table:table-cell table:number-columns-repeated="2"/>
          <table:table-cell table:formula="oooc:=[.F52]*[.G52]" office:value-type="float" office:value="5">
            <text:p>5</text:p>
          </table:table-cell>
          <table:table-cell table:number-columns-repeated="4"/>
        </table:table-row>
        <table:table-row table:style-name="ro3">
          <table:table-cell office:value-type="string">
            <text:p>API virtual de importación genérica de modelos a BSR (Hecho Bsr::Import) </text:p>
          </table:table-cell>
          <table:table-cell table:formula="oooc:=ISNUMBER(FIND(&quot;Pendiente&quot;;[.A53]))" office:value-type="boolean" office:boolean-value="false">
            <text:p>FALSE</text:p>
          </table:table-cell>
          <table:table-cell table:formula="oooc:=ISNUMBER(FIND(&quot;Hecho&quot;;[.A53]))" office:value-type="boolean" office:boolean-value="true">
            <text:p>TRUE</text:p>
          </table:table-cell>
          <table:table-cell table:formula="oooc:=IF([.C53];MID([.A53]; FIND(&quot;Hecho&quot;;[.A53])-1;1000);&quot;&quot;)" office:value-type="string" office:string-value="(Hecho Bsr::Import) ">
            <text:p>(Hecho Bsr::Import) </text:p>
          </table:table-cell>
          <table:table-cell table:formula="oooc:=ISNUMBER(FIND(&quot;%&quot;;[.D53]))" office:value-type="boolean" office:boolean-value="false">
            <text:p>FALSE</text:p>
          </table:table-cell>
          <table:table-cell table:formula="oooc:=IF(OR([.B53];[.E53]);1;0)" office:value-type="float" office:value="0">
            <text:p>0</text:p>
          </table:table-cell>
          <table:table-cell/>
          <table:table-cell table:number-columns-repeated="2"/>
          <table:table-cell table:formula="oooc:=[.F53]*[.G53]" office:value-type="float" office:value="0">
            <text:p>0</text:p>
          </table:table-cell>
          <table:table-cell table:number-columns-repeated="4"/>
        </table:table-row>
        <table:table-row table:style-name="ro3">
          <table:table-cell office:value-type="string">
            <text:p>API específica dl caso <text:a xlink:href="http://wiki.localbayes.es/BsrHlm">BsrHlm</text:a> con almacenamiento del modelo en base de datos (Hecho Bsr::<text:a xlink:href="http://wiki.localbayes.es/DynHlm">DynHlm</text:a>) </text:p>
          </table:table-cell>
          <table:table-cell table:formula="oooc:=ISNUMBER(FIND(&quot;Pendiente&quot;;[.A54]))" office:value-type="boolean" office:boolean-value="false">
            <text:p>FALSE</text:p>
          </table:table-cell>
          <table:table-cell table:formula="oooc:=ISNUMBER(FIND(&quot;Hecho&quot;;[.A54]))" office:value-type="boolean" office:boolean-value="true">
            <text:p>TRUE</text:p>
          </table:table-cell>
          <table:table-cell table:formula="oooc:=IF([.C54];MID([.A54]; FIND(&quot;Hecho&quot;;[.A54])-1;1000);&quot;&quot;)" office:value-type="string" office:string-value="(Hecho Bsr::DynHlm) ">
            <text:p>(Hecho Bsr::DynHlm) </text:p>
          </table:table-cell>
          <table:table-cell table:formula="oooc:=ISNUMBER(FIND(&quot;%&quot;;[.D54]))" office:value-type="boolean" office:boolean-value="false">
            <text:p>FALSE</text:p>
          </table:table-cell>
          <table:table-cell table:formula="oooc:=IF(OR([.B54];[.E54]);1;0)" office:value-type="float" office:value="0">
            <text:p>0</text:p>
          </table:table-cell>
          <table:table-cell/>
          <table:table-cell table:number-columns-repeated="2"/>
          <table:table-cell table:formula="oooc:=[.F54]*[.G54]" office:value-type="float" office:value="0">
            <text:p>0</text:p>
          </table:table-cell>
          <table:table-cell table:number-columns-repeated="4"/>
        </table:table-row>
        <table:table-row table:style-name="ro6">
          <table:table-cell office:value-type="string">
            <text:p>Nodos observacionales sobre series temporales (Hecho) </text:p>
          </table:table-cell>
          <table:table-cell table:formula="oooc:=ISNUMBER(FIND(&quot;Pendiente&quot;;[.A55]))" office:value-type="boolean" office:boolean-value="false">
            <text:p>FALSE</text:p>
          </table:table-cell>
          <table:table-cell table:formula="oooc:=ISNUMBER(FIND(&quot;Hecho&quot;;[.A55]))" office:value-type="boolean" office:boolean-value="true">
            <text:p>TRUE</text:p>
          </table:table-cell>
          <table:table-cell table:formula="oooc:=IF([.C55];MID([.A55]; FIND(&quot;Hecho&quot;;[.A55])-1;1000);&quot;&quot;)" office:value-type="string" office:string-value="(Hecho) ">
            <text:p>(Hecho) </text:p>
          </table:table-cell>
          <table:table-cell table:formula="oooc:=ISNUMBER(FIND(&quot;%&quot;;[.D55]))" office:value-type="boolean" office:boolean-value="false">
            <text:p>FALSE</text:p>
          </table:table-cell>
          <table:table-cell table:formula="oooc:=IF(OR([.B55];[.E55]);1;0)" office:value-type="float" office:value="0">
            <text:p>0</text:p>
          </table:table-cell>
          <table:table-cell/>
          <table:table-cell table:number-columns-repeated="2"/>
          <table:table-cell table:formula="oooc:=[.F55]*[.G55]" office:value-type="float" office:value="0">
            <text:p>0</text:p>
          </table:table-cell>
          <table:table-cell table:number-columns-repeated="4"/>
        </table:table-row>
        <table:table-row table:style-name="ro6">
          <table:table-cell office:value-type="string">
            <text:p>Nodos observacionales sobre matrices (Pendiente) </text:p>
          </table:table-cell>
          <table:table-cell table:formula="oooc:=ISNUMBER(FIND(&quot;Pendiente&quot;;[.A56]))" office:value-type="boolean" office:boolean-value="true">
            <text:p>TRUE</text:p>
          </table:table-cell>
          <table:table-cell table:formula="oooc:=ISNUMBER(FIND(&quot;Hecho&quot;;[.A56]))" office:value-type="boolean" office:boolean-value="false">
            <text:p>FALSE</text:p>
          </table:table-cell>
          <table:table-cell table:formula="oooc:=IF([.C56];MID([.A56]; FIND(&quot;Hecho&quot;;[.A56])-1;1000);&quot;&quot;)">
            <text:p/>
          </table:table-cell>
          <table:table-cell table:formula="oooc:=ISNUMBER(FIND(&quot;%&quot;;[.D56]))" office:value-type="boolean" office:boolean-value="false">
            <text:p>FALSE</text:p>
          </table:table-cell>
          <table:table-cell table:formula="oooc:=IF(OR([.B56];[.E56]);1;0)" office:value-type="float" office:value="1">
            <text:p>1</text:p>
          </table:table-cell>
          <table:table-cell office:value-type="float" office:value="2">
            <text:p>2</text:p>
          </table:table-cell>
          <table:table-cell table:number-columns-repeated="2"/>
          <table:table-cell table:formula="oooc:=[.F56]*[.G56]" office:value-type="float" office:value="2">
            <text:p>2</text:p>
          </table:table-cell>
          <table:table-cell table:number-columns-repeated="4"/>
        </table:table-row>
        <table:table-row table:style-name="ro3">
          <table:table-cell office:value-type="string">
            <text:p>Nodos jerárquicos, latentes y a priori, con output combinado (Hecho) </text:p>
          </table:table-cell>
          <table:table-cell table:formula="oooc:=ISNUMBER(FIND(&quot;Pendiente&quot;;[.A57]))" office:value-type="boolean" office:boolean-value="false">
            <text:p>FALSE</text:p>
          </table:table-cell>
          <table:table-cell table:formula="oooc:=ISNUMBER(FIND(&quot;Hecho&quot;;[.A57]))" office:value-type="boolean" office:boolean-value="true">
            <text:p>TRUE</text:p>
          </table:table-cell>
          <table:table-cell table:formula="oooc:=IF([.C57];MID([.A57]; FIND(&quot;Hecho&quot;;[.A57])-1;1000);&quot;&quot;)" office:value-type="string" office:string-value="(Hecho) ">
            <text:p>(Hecho) </text:p>
          </table:table-cell>
          <table:table-cell table:formula="oooc:=ISNUMBER(FIND(&quot;%&quot;;[.D57]))" office:value-type="boolean" office:boolean-value="false">
            <text:p>FALSE</text:p>
          </table:table-cell>
          <table:table-cell table:formula="oooc:=IF(OR([.B57];[.E57]);1;0)" office:value-type="float" office:value="0">
            <text:p>0</text:p>
          </table:table-cell>
          <table:table-cell/>
          <table:table-cell table:number-columns-repeated="2"/>
          <table:table-cell table:formula="oooc:=[.F57]*[.G57]" office:value-type="float" office:value="0">
            <text:p>0</text:p>
          </table:table-cell>
          <table:table-cell table:number-columns-repeated="4"/>
        </table:table-row>
        <table:table-row table:style-name="ro3">
          <table:table-cell office:value-type="string">
            <text:p>Nodos de red bayesiana, es decir, relaciones lineales arbitrarias entre variables de cualquier nodo (Pendiente) </text:p>
          </table:table-cell>
          <table:table-cell table:formula="oooc:=ISNUMBER(FIND(&quot;Pendiente&quot;;[.A58]))" office:value-type="boolean" office:boolean-value="true">
            <text:p>TRUE</text:p>
          </table:table-cell>
          <table:table-cell table:formula="oooc:=ISNUMBER(FIND(&quot;Hecho&quot;;[.A58]))" office:value-type="boolean" office:boolean-value="false">
            <text:p>FALSE</text:p>
          </table:table-cell>
          <table:table-cell table:formula="oooc:=IF([.C58];MID([.A58]; FIND(&quot;Hecho&quot;;[.A58])-1;1000);&quot;&quot;)">
            <text:p/>
          </table:table-cell>
          <table:table-cell table:formula="oooc:=ISNUMBER(FIND(&quot;%&quot;;[.D58]))" office:value-type="boolean" office:boolean-value="false">
            <text:p>FALSE</text:p>
          </table:table-cell>
          <table:table-cell table:formula="oooc:=IF(OR([.B58];[.E58]);1;0)" office:value-type="float" office:value="1">
            <text:p>1</text:p>
          </table:table-cell>
          <table:table-cell office:value-type="float" office:value="3">
            <text:p>3</text:p>
          </table:table-cell>
          <table:table-cell table:number-columns-repeated="2"/>
          <table:table-cell table:formula="oooc:=[.F58]*[.G58]" office:value-type="float" office:value="3">
            <text:p>3</text:p>
          </table:table-cell>
          <table:table-cell table:number-columns-repeated="4"/>
        </table:table-row>
        <table:table-row table:style-name="ro6">
          <table:table-cell office:value-type="string">
            <text:p>Restricciones lineales de intervalo (Hecho) </text:p>
          </table:table-cell>
          <table:table-cell table:formula="oooc:=ISNUMBER(FIND(&quot;Pendiente&quot;;[.A59]))" office:value-type="boolean" office:boolean-value="false">
            <text:p>FALSE</text:p>
          </table:table-cell>
          <table:table-cell table:formula="oooc:=ISNUMBER(FIND(&quot;Hecho&quot;;[.A59]))" office:value-type="boolean" office:boolean-value="true">
            <text:p>TRUE</text:p>
          </table:table-cell>
          <table:table-cell table:formula="oooc:=IF([.C59];MID([.A59]; FIND(&quot;Hecho&quot;;[.A59])-1;1000);&quot;&quot;)" office:value-type="string" office:string-value="(Hecho) ">
            <text:p>(Hecho) </text:p>
          </table:table-cell>
          <table:table-cell table:formula="oooc:=ISNUMBER(FIND(&quot;%&quot;;[.D59]))" office:value-type="boolean" office:boolean-value="false">
            <text:p>FALSE</text:p>
          </table:table-cell>
          <table:table-cell table:formula="oooc:=IF(OR([.B59];[.E59]);1;0)" office:value-type="float" office:value="0">
            <text:p>0</text:p>
          </table:table-cell>
          <table:table-cell/>
          <table:table-cell table:number-columns-repeated="2"/>
          <table:table-cell table:formula="oooc:=[.F59]*[.G59]" office:value-type="float" office:value="0">
            <text:p>0</text:p>
          </table:table-cell>
          <table:table-cell table:number-columns-repeated="4"/>
        </table:table-row>
        <table:table-row table:style-name="ro6">
          <table:table-cell office:value-type="string">
            <text:p>Restricciones lineales de orden (Hecho) </text:p>
          </table:table-cell>
          <table:table-cell table:formula="oooc:=ISNUMBER(FIND(&quot;Pendiente&quot;;[.A60]))" office:value-type="boolean" office:boolean-value="false">
            <text:p>FALSE</text:p>
          </table:table-cell>
          <table:table-cell table:formula="oooc:=ISNUMBER(FIND(&quot;Hecho&quot;;[.A60]))" office:value-type="boolean" office:boolean-value="true">
            <text:p>TRUE</text:p>
          </table:table-cell>
          <table:table-cell table:formula="oooc:=IF([.C60];MID([.A60]; FIND(&quot;Hecho&quot;;[.A60])-1;1000);&quot;&quot;)" office:value-type="string" office:string-value="(Hecho) ">
            <text:p>(Hecho) </text:p>
          </table:table-cell>
          <table:table-cell table:formula="oooc:=ISNUMBER(FIND(&quot;%&quot;;[.D60]))" office:value-type="boolean" office:boolean-value="false">
            <text:p>FALSE</text:p>
          </table:table-cell>
          <table:table-cell table:formula="oooc:=IF(OR([.B60];[.E60]);1;0)" office:value-type="float" office:value="0">
            <text:p>0</text:p>
          </table:table-cell>
          <table:table-cell/>
          <table:table-cell table:number-columns-repeated="2"/>
          <table:table-cell table:formula="oooc:=[.F60]*[.G60]" office:value-type="float" office:value="0">
            <text:p>0</text:p>
          </table:table-cell>
          <table:table-cell table:number-columns-repeated="4"/>
        </table:table-row>
        <table:table-row table:style-name="ro6">
          <table:table-cell office:value-type="string">
            <text:p>Restricciones lineales arbitrarias (Hecho) </text:p>
          </table:table-cell>
          <table:table-cell table:formula="oooc:=ISNUMBER(FIND(&quot;Pendiente&quot;;[.A61]))" office:value-type="boolean" office:boolean-value="false">
            <text:p>FALSE</text:p>
          </table:table-cell>
          <table:table-cell table:formula="oooc:=ISNUMBER(FIND(&quot;Hecho&quot;;[.A61]))" office:value-type="boolean" office:boolean-value="true">
            <text:p>TRUE</text:p>
          </table:table-cell>
          <table:table-cell table:formula="oooc:=IF([.C61];MID([.A61]; FIND(&quot;Hecho&quot;;[.A61])-1;1000);&quot;&quot;)" office:value-type="string" office:string-value="(Hecho) ">
            <text:p>(Hecho) </text:p>
          </table:table-cell>
          <table:table-cell table:formula="oooc:=ISNUMBER(FIND(&quot;%&quot;;[.D61]))" office:value-type="boolean" office:boolean-value="false">
            <text:p>FALSE</text:p>
          </table:table-cell>
          <table:table-cell table:formula="oooc:=IF(OR([.B61];[.E61]);1;0)" office:value-type="float" office:value="0">
            <text:p>0</text:p>
          </table:table-cell>
          <table:table-cell office:value-type="float" office:value="0.5">
            <text:p>0.5</text:p>
          </table:table-cell>
          <table:table-cell table:number-columns-repeated="2"/>
          <table:table-cell table:formula="oooc:=[.F61]*[.G61]" office:value-type="float" office:value="0">
            <text:p>0</text:p>
          </table:table-cell>
          <table:table-cell table:number-columns-repeated="4"/>
        </table:table-row>
        <table:table-row table:style-name="ro3">
          <table:table-cell office:value-type="string">
            <text:p>Tablas simplificadas para nodos latentes y a priori homogéneos (Pendiente) </text:p>
          </table:table-cell>
          <table:table-cell table:formula="oooc:=ISNUMBER(FIND(&quot;Pendiente&quot;;[.A62]))" office:value-type="boolean" office:boolean-value="true">
            <text:p>TRUE</text:p>
          </table:table-cell>
          <table:table-cell table:formula="oooc:=ISNUMBER(FIND(&quot;Hecho&quot;;[.A62]))" office:value-type="boolean" office:boolean-value="false">
            <text:p>FALSE</text:p>
          </table:table-cell>
          <table:table-cell table:formula="oooc:=IF([.C62];MID([.A62]; FIND(&quot;Hecho&quot;;[.A62])-1;1000);&quot;&quot;)">
            <text:p/>
          </table:table-cell>
          <table:table-cell table:formula="oooc:=ISNUMBER(FIND(&quot;%&quot;;[.D62]))" office:value-type="boolean" office:boolean-value="false">
            <text:p>FALSE</text:p>
          </table:table-cell>
          <table:table-cell table:formula="oooc:=IF(OR([.B62];[.E62]);1;0)" office:value-type="float" office:value="1">
            <text:p>1</text:p>
          </table:table-cell>
          <table:table-cell office:value-type="float" office:value="3">
            <text:p>3</text:p>
          </table:table-cell>
          <table:table-cell table:number-columns-repeated="2"/>
          <table:table-cell table:formula="oooc:=[.F62]*[.G62]" office:value-type="float" office:value="3">
            <text:p>3</text:p>
          </table:table-cell>
          <table:table-cell table:number-columns-repeated="4"/>
        </table:table-row>
        <table:table-row table:style-name="ro6">
          <table:table-cell table:style-name="ce2" office:value-type="string">
            <text:p>Diagnosis basada en tests de hipótesis sobre: </text:p>
          </table:table-cell>
          <table:table-cell table:formula="oooc:=ISNUMBER(FIND(&quot;Pendiente&quot;;[.A63]))" office:value-type="boolean" office:boolean-value="false">
            <text:p>FALSE</text:p>
          </table:table-cell>
          <table:table-cell table:formula="oooc:=ISNUMBER(FIND(&quot;Hecho&quot;;[.A63]))" office:value-type="boolean" office:boolean-value="false">
            <text:p>FALSE</text:p>
          </table:table-cell>
          <table:table-cell table:style-name="ce2" table:formula="oooc:=IF([.C63];MID([.A63]; FIND(&quot;Hecho&quot;;[.A63])-1;1000);&quot;&quot;)">
            <text:p/>
          </table:table-cell>
          <table:table-cell table:formula="oooc:=ISNUMBER(FIND(&quot;%&quot;;[.D63]))" office:value-type="boolean" office:boolean-value="false">
            <text:p>FALSE</text:p>
          </table:table-cell>
          <table:table-cell table:formula="oooc:=IF(OR([.B63];[.E63]);1;0)" office:value-type="float" office:value="0">
            <text:p>0</text:p>
          </table:table-cell>
          <table:table-cell/>
          <table:table-cell table:number-columns-repeated="2"/>
          <table:table-cell table:formula="oooc:=[.F63]*[.G63]" office:value-type="float" office:value="0">
            <text:p>0</text:p>
          </table:table-cell>
          <table:table-cell table:number-columns-repeated="4"/>
        </table:table-row>
        <table:table-row table:style-name="ro3">
          <table:table-cell office:value-type="string">
            <text:p>Test de convergencia MCMC de Gelman con varias cadenas (Pendiente) </text:p>
          </table:table-cell>
          <table:table-cell table:formula="oooc:=ISNUMBER(FIND(&quot;Pendiente&quot;;[.A64]))" office:value-type="boolean" office:boolean-value="true">
            <text:p>TRUE</text:p>
          </table:table-cell>
          <table:table-cell table:formula="oooc:=ISNUMBER(FIND(&quot;Hecho&quot;;[.A64]))" office:value-type="boolean" office:boolean-value="false">
            <text:p>FALSE</text:p>
          </table:table-cell>
          <table:table-cell table:style-name="ce2" table:formula="oooc:=IF([.C64];MID([.A64]; FIND(&quot;Hecho&quot;;[.A64])-1;1000);&quot;&quot;)">
            <text:p/>
          </table:table-cell>
          <table:table-cell table:formula="oooc:=ISNUMBER(FIND(&quot;%&quot;;[.D64]))" office:value-type="boolean" office:boolean-value="false">
            <text:p>FALSE</text:p>
          </table:table-cell>
          <table:table-cell table:formula="oooc:=IF(OR([.B64];[.E64]);1;0)" office:value-type="float" office:value="1">
            <text:p>1</text:p>
          </table:table-cell>
          <table:table-cell office:value-type="float" office:value="5">
            <text:p>5</text:p>
          </table:table-cell>
          <table:table-cell table:number-columns-repeated="2"/>
          <table:table-cell table:formula="oooc:=[.F64]*[.G64]" office:value-type="float" office:value="5">
            <text:p>5</text:p>
          </table:table-cell>
          <table:table-cell table:number-columns-repeated="4"/>
        </table:table-row>
        <table:table-row table:style-name="ro6">
          <table:table-cell office:value-type="string">
            <text:p>Significación y correlación múltiple de parámetros (Pendiente) </text:p>
          </table:table-cell>
          <table:table-cell table:formula="oooc:=ISNUMBER(FIND(&quot;Pendiente&quot;;[.A65]))" office:value-type="boolean" office:boolean-value="true">
            <text:p>TRUE</text:p>
          </table:table-cell>
          <table:table-cell table:formula="oooc:=ISNUMBER(FIND(&quot;Hecho&quot;;[.A65]))" office:value-type="boolean" office:boolean-value="false">
            <text:p>FALSE</text:p>
          </table:table-cell>
          <table:table-cell table:formula="oooc:=IF([.C65];MID([.A65]; FIND(&quot;Hecho&quot;;[.A65])-1;1000);&quot;&quot;)">
            <text:p/>
          </table:table-cell>
          <table:table-cell table:formula="oooc:=ISNUMBER(FIND(&quot;%&quot;;[.D65]))" office:value-type="boolean" office:boolean-value="false">
            <text:p>FALSE</text:p>
          </table:table-cell>
          <table:table-cell table:formula="oooc:=IF(OR([.B65];[.E65]);1;0)" office:value-type="float" office:value="1">
            <text:p>1</text:p>
          </table:table-cell>
          <table:table-cell office:value-type="float" office:value="5">
            <text:p>5</text:p>
          </table:table-cell>
          <table:table-cell table:number-columns-repeated="2"/>
          <table:table-cell table:formula="oooc:=[.F65]*[.G65]" office:value-type="float" office:value="5">
            <text:p>5</text:p>
          </table:table-cell>
          <table:table-cell table:number-columns-repeated="4"/>
        </table:table-row>
        <table:table-row table:style-name="ro3">
          <table:table-cell office:value-type="string">
            <text:p>Normalidad, independencia y outliers de los residuos (Pendiente) </text:p>
          </table:table-cell>
          <table:table-cell table:formula="oooc:=ISNUMBER(FIND(&quot;Pendiente&quot;;[.A66]))" office:value-type="boolean" office:boolean-value="true">
            <text:p>TRUE</text:p>
          </table:table-cell>
          <table:table-cell table:formula="oooc:=ISNUMBER(FIND(&quot;Hecho&quot;;[.A66]))" office:value-type="boolean" office:boolean-value="false">
            <text:p>FALSE</text:p>
          </table:table-cell>
          <table:table-cell table:formula="oooc:=IF([.C66];MID([.A66]; FIND(&quot;Hecho&quot;;[.A66])-1;1000);&quot;&quot;)">
            <text:p/>
          </table:table-cell>
          <table:table-cell table:formula="oooc:=ISNUMBER(FIND(&quot;%&quot;;[.D66]))" office:value-type="boolean" office:boolean-value="false">
            <text:p>FALSE</text:p>
          </table:table-cell>
          <table:table-cell table:formula="oooc:=IF(OR([.B66];[.E66]);1;0)" office:value-type="float" office:value="1">
            <text:p>1</text:p>
          </table:table-cell>
          <table:table-cell office:value-type="float" office:value="5">
            <text:p>5</text:p>
          </table:table-cell>
          <table:table-cell table:number-columns-repeated="2"/>
          <table:table-cell table:formula="oooc:=[.F66]*[.G66]" office:value-type="float" office:value="5">
            <text:p>5</text:p>
          </table:table-cell>
          <table:table-cell table:number-columns-repeated="4"/>
        </table:table-row>
        <table:table-row table:style-name="ro6">
          <table:table-cell table:style-name="ce2" office:value-type="string">
            <text:p>Mantenimiento: </text:p>
          </table:table-cell>
          <table:table-cell table:formula="oooc:=ISNUMBER(FIND(&quot;Pendiente&quot;;[.A67]))" office:value-type="boolean" office:boolean-value="false">
            <text:p>FALSE</text:p>
          </table:table-cell>
          <table:table-cell table:formula="oooc:=ISNUMBER(FIND(&quot;Hecho&quot;;[.A67]))" office:value-type="boolean" office:boolean-value="false">
            <text:p>FALSE</text:p>
          </table:table-cell>
          <table:table-cell table:style-name="ce2" table:formula="oooc:=IF([.C67];MID([.A67]; FIND(&quot;Hecho&quot;;[.A67])-1;1000);&quot;&quot;)">
            <text:p/>
          </table:table-cell>
          <table:table-cell table:formula="oooc:=ISNUMBER(FIND(&quot;%&quot;;[.D67]))" office:value-type="boolean" office:boolean-value="false">
            <text:p>FALSE</text:p>
          </table:table-cell>
          <table:table-cell table:formula="oooc:=IF(OR([.B67];[.E67]);1;0)" office:value-type="float" office:value="0">
            <text:p>0</text:p>
          </table:table-cell>
          <table:table-cell/>
          <table:table-cell table:number-columns-repeated="2"/>
          <table:table-cell table:formula="oooc:=[.F67]*[.G67]" office:value-type="float" office:value="0">
            <text:p>0</text:p>
          </table:table-cell>
          <table:table-cell table:number-columns-repeated="4"/>
        </table:table-row>
        <table:table-row table:style-name="ro3">
          <table:table-cell office:value-type="string">
            <text:p>Diagnosis autónoma de una cadena total o parcial, aunque esté aún en construcción (Hecho) </text:p>
          </table:table-cell>
          <table:table-cell table:formula="oooc:=ISNUMBER(FIND(&quot;Pendiente&quot;;[.A68]))" office:value-type="boolean" office:boolean-value="false">
            <text:p>FALSE</text:p>
          </table:table-cell>
          <table:table-cell table:formula="oooc:=ISNUMBER(FIND(&quot;Hecho&quot;;[.A68]))" office:value-type="boolean" office:boolean-value="true">
            <text:p>TRUE</text:p>
          </table:table-cell>
          <table:table-cell table:formula="oooc:=IF([.C68];MID([.A68]; FIND(&quot;Hecho&quot;;[.A68])-1;1000);&quot;&quot;)" office:value-type="string" office:string-value="(Hecho) ">
            <text:p>(Hecho) </text:p>
          </table:table-cell>
          <table:table-cell table:formula="oooc:=ISNUMBER(FIND(&quot;%&quot;;[.D68]))" office:value-type="boolean" office:boolean-value="false">
            <text:p>FALSE</text:p>
          </table:table-cell>
          <table:table-cell table:formula="oooc:=IF(OR([.B68];[.E68]);1;0)" office:value-type="float" office:value="0">
            <text:p>0</text:p>
          </table:table-cell>
          <table:table-cell/>
          <table:table-cell table:number-columns-repeated="2"/>
          <table:table-cell table:formula="oooc:=[.F68]*[.G68]" office:value-type="float" office:value="0">
            <text:p>0</text:p>
          </table:table-cell>
          <table:table-cell table:number-columns-repeated="4"/>
        </table:table-row>
        <table:table-row table:style-name="ro3">
          <table:table-cell office:value-type="string">
            <text:p>Resume: Recuperación de cadenas abortadas por cualquier causa para su continuación (Hecho) </text:p>
          </table:table-cell>
          <table:table-cell table:formula="oooc:=ISNUMBER(FIND(&quot;Pendiente&quot;;[.A69]))" office:value-type="boolean" office:boolean-value="false">
            <text:p>FALSE</text:p>
          </table:table-cell>
          <table:table-cell table:formula="oooc:=ISNUMBER(FIND(&quot;Hecho&quot;;[.A69]))" office:value-type="boolean" office:boolean-value="true">
            <text:p>TRUE</text:p>
          </table:table-cell>
          <table:table-cell table:formula="oooc:=IF([.C69];MID([.A69]; FIND(&quot;Hecho&quot;;[.A69])-1;1000);&quot;&quot;)" office:value-type="string" office:string-value="(Hecho) ">
            <text:p>(Hecho) </text:p>
          </table:table-cell>
          <table:table-cell table:formula="oooc:=ISNUMBER(FIND(&quot;%&quot;;[.D69]))" office:value-type="boolean" office:boolean-value="false">
            <text:p>FALSE</text:p>
          </table:table-cell>
          <table:table-cell table:formula="oooc:=IF(OR([.B69];[.E69]);1;0)" office:value-type="float" office:value="0">
            <text:p>0</text:p>
          </table:table-cell>
          <table:table-cell/>
          <table:table-cell table:number-columns-repeated="2"/>
          <table:table-cell table:formula="oooc:=[.F69]*[.G69]" office:value-type="float" office:value="0">
            <text:p>0</text:p>
          </table:table-cell>
          <table:table-cell table:number-columns-repeated="4"/>
        </table:table-row>
        <table:table-row table:style-name="ro3">
          <table:table-cell office:value-type="string">
            <text:p>Posibilidad de fijar o recargar parámetros simulados previamente para reestimación y previsión (Pendiente) </text:p>
          </table:table-cell>
          <table:table-cell table:formula="oooc:=ISNUMBER(FIND(&quot;Pendiente&quot;;[.A70]))" office:value-type="boolean" office:boolean-value="true">
            <text:p>TRUE</text:p>
          </table:table-cell>
          <table:table-cell table:formula="oooc:=ISNUMBER(FIND(&quot;Hecho&quot;;[.A70]))" office:value-type="boolean" office:boolean-value="false">
            <text:p>FALSE</text:p>
          </table:table-cell>
          <table:table-cell table:formula="oooc:=IF([.C70];MID([.A70]; FIND(&quot;Hecho&quot;;[.A70])-1;1000);&quot;&quot;)">
            <text:p/>
          </table:table-cell>
          <table:table-cell table:formula="oooc:=ISNUMBER(FIND(&quot;%&quot;;[.D70]))" office:value-type="boolean" office:boolean-value="false">
            <text:p>FALSE</text:p>
          </table:table-cell>
          <table:table-cell table:formula="oooc:=IF(OR([.B70];[.E70]);1;0)" office:value-type="float" office:value="1">
            <text:p>1</text:p>
          </table:table-cell>
          <table:table-cell office:value-type="float" office:value="3">
            <text:p>3</text:p>
          </table:table-cell>
          <table:table-cell table:number-columns-repeated="2"/>
          <table:table-cell table:formula="oooc:=[.F70]*[.G70]" office:value-type="float" office:value="3">
            <text:p>3</text:p>
          </table:table-cell>
          <table:table-cell table:number-columns-repeated="4"/>
        </table:table-row>
        <table:table-row table:style-name="ro3">
          <table:table-cell office:value-type="string">
            <text:p>Establecimiento de límite máximo de tiempo de simulación (Hecho) </text:p>
          </table:table-cell>
          <table:table-cell table:formula="oooc:=ISNUMBER(FIND(&quot;Pendiente&quot;;[.A71]))" office:value-type="boolean" office:boolean-value="false">
            <text:p>FALSE</text:p>
          </table:table-cell>
          <table:table-cell table:formula="oooc:=ISNUMBER(FIND(&quot;Hecho&quot;;[.A71]))" office:value-type="boolean" office:boolean-value="true">
            <text:p>TRUE</text:p>
          </table:table-cell>
          <table:table-cell table:formula="oooc:=IF([.C71];MID([.A71]; FIND(&quot;Hecho&quot;;[.A71])-1;1000);&quot;&quot;)" office:value-type="string" office:string-value="(Hecho) ">
            <text:p>(Hecho) </text:p>
          </table:table-cell>
          <table:table-cell table:formula="oooc:=ISNUMBER(FIND(&quot;%&quot;;[.D71]))" office:value-type="boolean" office:boolean-value="false">
            <text:p>FALSE</text:p>
          </table:table-cell>
          <table:table-cell table:formula="oooc:=IF(OR([.B71];[.E71]);1;0)" office:value-type="float" office:value="0">
            <text:p>0</text:p>
          </table:table-cell>
          <table:table-cell/>
          <table:table-cell table:number-columns-repeated="2"/>
          <table:table-cell table:formula="oooc:=[.F71]*[.G71]" office:value-type="float" office:value="0">
            <text:p>0</text:p>
          </table:table-cell>
          <table:table-cell table:number-columns-repeated="4"/>
        </table:table-row>
        <table:table-row table:style-name="ro5">
          <table:table-cell table:style-name="ce2" office:value-type="string">
            <text:p>Documentación: <text:a xlink:href="http://cvs.tol-project.org/viewcvs.cgi/*checkout*/toldoc/BSR/BSR_Bayesian_Sparse_Regression.pdf">http://cvs.tol-project.org/viewcvs.cgi/*checkout*/toldoc/BSR/BSR_Bayesian_Sparse_Regression.pdf</text:a> </text:p>
          </table:table-cell>
          <table:table-cell table:formula="oooc:=ISNUMBER(FIND(&quot;Pendiente&quot;;[.A72]))" office:value-type="boolean" office:boolean-value="false">
            <text:p>FALSE</text:p>
          </table:table-cell>
          <table:table-cell table:formula="oooc:=ISNUMBER(FIND(&quot;Hecho&quot;;[.A72]))" office:value-type="boolean" office:boolean-value="false">
            <text:p>FALSE</text:p>
          </table:table-cell>
          <table:table-cell table:style-name="ce2" table:formula="oooc:=IF([.C72];MID([.A72]; FIND(&quot;Hecho&quot;;[.A72])-1;1000);&quot;&quot;)">
            <text:p/>
          </table:table-cell>
          <table:table-cell table:formula="oooc:=ISNUMBER(FIND(&quot;%&quot;;[.D72]))" office:value-type="boolean" office:boolean-value="false">
            <text:p>FALSE</text:p>
          </table:table-cell>
          <table:table-cell table:formula="oooc:=IF(OR([.B72];[.E72]);1;0)" office:value-type="float" office:value="0">
            <text:p>0</text:p>
          </table:table-cell>
          <table:table-cell/>
          <table:table-cell table:number-columns-repeated="2"/>
          <table:table-cell table:formula="oooc:=[.F72]*[.G72]" office:value-type="float" office:value="0">
            <text:p>0</text:p>
          </table:table-cell>
          <table:table-cell table:number-columns-repeated="4"/>
        </table:table-row>
        <table:table-row table:style-name="ro6">
          <table:table-cell office:value-type="string">
            <text:p>Documentación matemática de BSR (Hecho 95%) </text:p>
          </table:table-cell>
          <table:table-cell table:formula="oooc:=ISNUMBER(FIND(&quot;Pendiente&quot;;[.A73]))" office:value-type="boolean" office:boolean-value="false">
            <text:p>FALSE</text:p>
          </table:table-cell>
          <table:table-cell table:formula="oooc:=ISNUMBER(FIND(&quot;Hecho&quot;;[.A73]))" office:value-type="boolean" office:boolean-value="true">
            <text:p>TRUE</text:p>
          </table:table-cell>
          <table:table-cell table:formula="oooc:=IF([.C73];MID([.A73]; FIND(&quot;Hecho&quot;;[.A73])-1;1000);&quot;&quot;)" office:value-type="string" office:string-value="(Hecho 95%) ">
            <text:p>(Hecho 95%) </text:p>
          </table:table-cell>
          <table:table-cell table:formula="oooc:=ISNUMBER(FIND(&quot;%&quot;;[.D73]))" office:value-type="boolean" office:boolean-value="true">
            <text:p>TRUE</text:p>
          </table:table-cell>
          <table:table-cell table:formula="oooc:=IF(OR([.B73];[.E73]);1;0)" office:value-type="float" office:value="1">
            <text:p>1</text:p>
          </table:table-cell>
          <table:table-cell office:value-type="float" office:value="1">
            <text:p>1</text:p>
          </table:table-cell>
          <table:table-cell table:number-columns-repeated="2"/>
          <table:table-cell table:formula="oooc:=[.F73]*[.G73]" office:value-type="float" office:value="1">
            <text:p>1</text:p>
          </table:table-cell>
          <table:table-cell table:number-columns-repeated="4"/>
        </table:table-row>
        <table:table-row table:style-name="ro6">
          <table:table-cell office:value-type="string">
            <text:p>Guía del programador de BSR (Hecho 80%) </text:p>
          </table:table-cell>
          <table:table-cell table:formula="oooc:=ISNUMBER(FIND(&quot;Pendiente&quot;;[.A74]))" office:value-type="boolean" office:boolean-value="false">
            <text:p>FALSE</text:p>
          </table:table-cell>
          <table:table-cell table:formula="oooc:=ISNUMBER(FIND(&quot;Hecho&quot;;[.A74]))" office:value-type="boolean" office:boolean-value="true">
            <text:p>TRUE</text:p>
          </table:table-cell>
          <table:table-cell table:formula="oooc:=IF([.C74];MID([.A74]; FIND(&quot;Hecho&quot;;[.A74])-1;1000);&quot;&quot;)" office:value-type="string" office:string-value="(Hecho 80%) ">
            <text:p>(Hecho 80%) </text:p>
          </table:table-cell>
          <table:table-cell table:formula="oooc:=ISNUMBER(FIND(&quot;%&quot;;[.D74]))" office:value-type="boolean" office:boolean-value="true">
            <text:p>TRUE</text:p>
          </table:table-cell>
          <table:table-cell table:formula="oooc:=IF(OR([.B74];[.E74]);1;0)" office:value-type="float" office:value="1">
            <text:p>1</text:p>
          </table:table-cell>
          <table:table-cell office:value-type="float" office:value="2">
            <text:p>2</text:p>
          </table:table-cell>
          <table:table-cell table:number-columns-repeated="2"/>
          <table:table-cell table:formula="oooc:=[.F74]*[.G74]" office:value-type="float" office:value="2">
            <text:p>2</text:p>
          </table:table-cell>
          <table:table-cell table:number-columns-repeated="4"/>
        </table:table-row>
        <table:table-row table:style-name="ro6">
          <table:table-cell office:value-type="string">
            <text:p>Manual de usuario de BSR-HLM (Hecho 40%) </text:p>
          </table:table-cell>
          <table:table-cell table:formula="oooc:=ISNUMBER(FIND(&quot;Pendiente&quot;;[.A75]))" office:value-type="boolean" office:boolean-value="false">
            <text:p>FALSE</text:p>
          </table:table-cell>
          <table:table-cell table:formula="oooc:=ISNUMBER(FIND(&quot;Hecho&quot;;[.A75]))" office:value-type="boolean" office:boolean-value="true">
            <text:p>TRUE</text:p>
          </table:table-cell>
          <table:table-cell table:formula="oooc:=IF([.C75];MID([.A75]; FIND(&quot;Hecho&quot;;[.A75])-1;1000);&quot;&quot;)" office:value-type="string" office:string-value="(Hecho 40%) ">
            <text:p>(Hecho 40%) </text:p>
          </table:table-cell>
          <table:table-cell table:formula="oooc:=ISNUMBER(FIND(&quot;%&quot;;[.D75]))" office:value-type="boolean" office:boolean-value="true">
            <text:p>TRUE</text:p>
          </table:table-cell>
          <table:table-cell table:formula="oooc:=IF(OR([.B75];[.E75]);1;0)" office:value-type="float" office:value="1">
            <text:p>1</text:p>
          </table:table-cell>
          <table:table-cell office:value-type="float" office:value="0">
            <text:p>0</text:p>
          </table:table-cell>
          <table:table-cell table:number-columns-repeated="2"/>
          <table:table-cell table:formula="oooc:=[.F75]*[.G75]" office:value-type="float" office:value="0">
            <text:p>0</text:p>
          </table:table-cell>
          <table:table-cell table:number-columns-repeated="4"/>
        </table:table-row>
        <table:table-row table:style-name="ro6">
          <table:table-cell office:value-type="string">
            <text:p>Diagrama y tablas de la base de datos (Hecho 80%) </text:p>
          </table:table-cell>
          <table:table-cell table:formula="oooc:=ISNUMBER(FIND(&quot;Pendiente&quot;;[.A76]))" office:value-type="boolean" office:boolean-value="false">
            <text:p>FALSE</text:p>
          </table:table-cell>
          <table:table-cell table:formula="oooc:=ISNUMBER(FIND(&quot;Hecho&quot;;[.A76]))" office:value-type="boolean" office:boolean-value="true">
            <text:p>TRUE</text:p>
          </table:table-cell>
          <table:table-cell table:formula="oooc:=IF([.C76];MID([.A76]; FIND(&quot;Hecho&quot;;[.A76])-1;1000);&quot;&quot;)" office:value-type="string" office:string-value="(Hecho 80%) ">
            <text:p>(Hecho 80%) </text:p>
          </table:table-cell>
          <table:table-cell table:formula="oooc:=ISNUMBER(FIND(&quot;%&quot;;[.D76]))" office:value-type="boolean" office:boolean-value="true">
            <text:p>TRUE</text:p>
          </table:table-cell>
          <table:table-cell table:formula="oooc:=IF(OR([.B76];[.E76]);1;0)" office:value-type="float" office:value="1">
            <text:p>1</text:p>
          </table:table-cell>
          <table:table-cell office:value-type="float" office:value="1">
            <text:p>1</text:p>
          </table:table-cell>
          <table:table-cell table:number-columns-repeated="2"/>
          <table:table-cell table:formula="oooc:=[.F76]*[.G76]" office:value-type="float" office:value="1">
            <text:p>1</text:p>
          </table:table-cell>
          <table:table-cell table:number-columns-repeated="4"/>
        </table:table-row>
        <table:table-row table:style-name="ro3">
          <table:table-cell office:value-type="string">
            <text:p>Plantillas para la definición de diferentes subclases modelos (Hecho 25%) </text:p>
          </table:table-cell>
          <table:table-cell table:formula="oooc:=ISNUMBER(FIND(&quot;Pendiente&quot;;[.A77]))" office:value-type="boolean" office:boolean-value="false">
            <text:p>FALSE</text:p>
          </table:table-cell>
          <table:table-cell table:formula="oooc:=ISNUMBER(FIND(&quot;Hecho&quot;;[.A77]))" office:value-type="boolean" office:boolean-value="true">
            <text:p>TRUE</text:p>
          </table:table-cell>
          <table:table-cell table:formula="oooc:=IF([.C77];MID([.A77]; FIND(&quot;Hecho&quot;;[.A77])-1;1000);&quot;&quot;)" office:value-type="string" office:string-value="(Hecho 25%) ">
            <text:p>(Hecho 25%) </text:p>
          </table:table-cell>
          <table:table-cell table:formula="oooc:=ISNUMBER(FIND(&quot;%&quot;;[.D77]))" office:value-type="boolean" office:boolean-value="true">
            <text:p>TRUE</text:p>
          </table:table-cell>
          <table:table-cell table:formula="oooc:=IF(OR([.B77];[.E77]);1;0)" office:value-type="float" office:value="1">
            <text:p>1</text:p>
          </table:table-cell>
          <table:table-cell office:value-type="float" office:value="3">
            <text:p>3</text:p>
          </table:table-cell>
          <table:table-cell table:number-columns-repeated="2"/>
          <table:table-cell table:formula="oooc:=[.F77]*[.G77]" office:value-type="float" office:value="3">
            <text:p>3</text:p>
          </table:table-cell>
          <table:table-cell table:number-columns-repeated="4"/>
        </table:table-row>
        <table:table-row table:style-name="ro3">
          <table:table-cell office:value-type="string">
            <text:p>Casuística de problemas con su representación BSR (Hecho 10%) </text:p>
          </table:table-cell>
          <table:table-cell table:formula="oooc:=ISNUMBER(FIND(&quot;Pendiente&quot;;[.A78]))" office:value-type="boolean" office:boolean-value="false">
            <text:p>FALSE</text:p>
          </table:table-cell>
          <table:table-cell table:formula="oooc:=ISNUMBER(FIND(&quot;Hecho&quot;;[.A78]))" office:value-type="boolean" office:boolean-value="true">
            <text:p>TRUE</text:p>
          </table:table-cell>
          <table:table-cell table:formula="oooc:=IF([.C78];MID([.A78]; FIND(&quot;Hecho&quot;;[.A78])-1;1000);&quot;&quot;)" office:value-type="string" office:string-value="(Hecho 10%) ">
            <text:p>(Hecho 10%) </text:p>
          </table:table-cell>
          <table:table-cell table:formula="oooc:=ISNUMBER(FIND(&quot;%&quot;;[.D78]))" office:value-type="boolean" office:boolean-value="true">
            <text:p>TRUE</text:p>
          </table:table-cell>
          <table:table-cell table:formula="oooc:=IF(OR([.B78];[.E78]);1;0)" office:value-type="float" office:value="1">
            <text:p>1</text:p>
          </table:table-cell>
          <table:table-cell office:value-type="float" office:value="2">
            <text:p>2</text:p>
          </table:table-cell>
          <table:table-cell table:number-columns-repeated="2"/>
          <table:table-cell table:formula="oooc:=[.F78]*[.G78]" office:value-type="float" office:value="2">
            <text:p>2</text:p>
          </table:table-cell>
          <table:table-cell table:number-columns-repeated="4"/>
        </table:table-row>
        <table:table-row table:style-name="ro10">
          <table:table-cell table:style-name="ce2" office:value-type="string">
            <text:p>Batería de tests:Con el triple objetivo de chequeo de nuevas versiones, adaptación a cambios en la API de BSR y de ejemplo para el aprendizaje para otros usuarios, se debería contar una batería de modelos que se puedan ejecutar de la forma más autónoma que sea posible, y usando si es menester, una base de datos para el almacenamiento de modelos <text:a xlink:href="http://wiki.localbayes.es/BsrHlm">BsrHlm</text:a> sin entyrar en conflicto con los modelos operativos de los proyectos. </text:p>
          </table:table-cell>
          <table:table-cell table:formula="oooc:=ISNUMBER(FIND(&quot;Pendiente&quot;;[.A79]))" office:value-type="boolean" office:boolean-value="false">
            <text:p>FALSE</text:p>
          </table:table-cell>
          <table:table-cell table:formula="oooc:=ISNUMBER(FIND(&quot;Hecho&quot;;[.A79]))" office:value-type="boolean" office:boolean-value="false">
            <text:p>FALSE</text:p>
          </table:table-cell>
          <table:table-cell table:style-name="ce2" table:formula="oooc:=IF([.C79];MID([.A79]; FIND(&quot;Hecho&quot;;[.A79])-1;1000);&quot;&quot;)">
            <text:p/>
          </table:table-cell>
          <table:table-cell table:formula="oooc:=ISNUMBER(FIND(&quot;%&quot;;[.D79]))" office:value-type="boolean" office:boolean-value="false">
            <text:p>FALSE</text:p>
          </table:table-cell>
          <table:table-cell table:formula="oooc:=IF(OR([.B79];[.E79]);1;0)" office:value-type="float" office:value="0">
            <text:p>0</text:p>
          </table:table-cell>
          <table:table-cell/>
          <table:table-cell table:number-columns-repeated="2"/>
          <table:table-cell table:formula="oooc:=[.F79]*[.G79]" office:value-type="float" office:value="0">
            <text:p>0</text:p>
          </table:table-cell>
          <table:table-cell table:number-columns-repeated="4"/>
        </table:table-row>
        <table:table-row table:style-name="ro5">
          <table:table-cell office:value-type="string">
            <text:p>Tests de simulación: Debería haber tests para todas o la mayoría de las combinaciones de bloques que se suelan dar (Hecho 25%). De momento hay estas </text:p>
          </table:table-cell>
          <table:table-cell table:formula="oooc:=ISNUMBER(FIND(&quot;Pendiente&quot;;[.A80]))" office:value-type="boolean" office:boolean-value="false">
            <text:p>FALSE</text:p>
          </table:table-cell>
          <table:table-cell table:formula="oooc:=ISNUMBER(FIND(&quot;Hecho&quot;;[.A80]))" office:value-type="boolean" office:boolean-value="true">
            <text:p>TRUE</text:p>
          </table:table-cell>
          <table:table-cell table:formula="oooc:=IF([.C80];MID([.A80]; FIND(&quot;Hecho&quot;;[.A80])-1;1000);&quot;&quot;)" office:value-type="string" office:string-value="(Hecho 25%). De momento hay estas ">
            <text:p>(Hecho 25%). De momento hay estas </text:p>
          </table:table-cell>
          <table:table-cell table:formula="oooc:=ISNUMBER(FIND(&quot;%&quot;;[.D80]))" office:value-type="boolean" office:boolean-value="true">
            <text:p>TRUE</text:p>
          </table:table-cell>
          <table:table-cell table:formula="oooc:=IF(OR([.B80];[.E80]);1;0)" office:value-type="float" office:value="1">
            <text:p>1</text:p>
          </table:table-cell>
          <table:table-cell office:value-type="float" office:value="5">
            <text:p>5</text:p>
          </table:table-cell>
          <table:table-cell table:number-columns-repeated="2"/>
          <table:table-cell table:formula="oooc:=[.F80]*[.G80]" office:value-type="float" office:value="5">
            <text:p>5</text:p>
          </table:table-cell>
          <table:table-cell table:number-columns-repeated="4"/>
        </table:table-row>
        <table:table-row table:style-name="ro6">
          <table:table-cell office:value-type="string">
            <text:p>(HLM) <text:a xlink:href="http://wiki.localbayes.es/LinearBlok">LinearBlk</text:a> + <text:a xlink:href="http://wiki.localbayes.es/SigmaBlk">SigmaBlk</text:a> </text:p>
          </table:table-cell>
          <table:table-cell table:formula="oooc:=ISNUMBER(FIND(&quot;Pendiente&quot;;[.A81]))" office:value-type="boolean" office:boolean-value="false">
            <text:p>FALSE</text:p>
          </table:table-cell>
          <table:table-cell table:formula="oooc:=ISNUMBER(FIND(&quot;Hecho&quot;;[.A81]))" office:value-type="boolean" office:boolean-value="false">
            <text:p>FALSE</text:p>
          </table:table-cell>
          <table:table-cell table:formula="oooc:=IF([.C81];MID([.A81]; FIND(&quot;Hecho&quot;;[.A81])-1;1000);&quot;&quot;)">
            <text:p/>
          </table:table-cell>
          <table:table-cell table:formula="oooc:=ISNUMBER(FIND(&quot;%&quot;;[.D81]))" office:value-type="boolean" office:boolean-value="false">
            <text:p>FALSE</text:p>
          </table:table-cell>
          <table:table-cell table:formula="oooc:=IF(OR([.B81];[.E81]);1;0)" office:value-type="float" office:value="0">
            <text:p>0</text:p>
          </table:table-cell>
          <table:table-cell/>
          <table:table-cell table:number-columns-repeated="2"/>
          <table:table-cell table:formula="oooc:=[.F81]*[.G81]" office:value-type="float" office:value="0">
            <text:p>0</text:p>
          </table:table-cell>
          <table:table-cell table:number-columns-repeated="4"/>
        </table:table-row>
        <table:table-row table:style-name="ro6">
          <table:table-cell office:value-type="string">
            <text:p>(HLM) <text:a xlink:href="http://wiki.localbayes.es/LinearBlok">LinearBlk</text:a> + <text:a xlink:href="http://wiki.localbayes.es/SigmaBlk">SigmaBlk</text:a> + <text:a xlink:href="http://wiki.localbayes.es/MissingBlk">MissingBlk</text:a> </text:p>
          </table:table-cell>
          <table:table-cell table:formula="oooc:=ISNUMBER(FIND(&quot;Pendiente&quot;;[.A82]))" office:value-type="boolean" office:boolean-value="false">
            <text:p>FALSE</text:p>
          </table:table-cell>
          <table:table-cell table:formula="oooc:=ISNUMBER(FIND(&quot;Hecho&quot;;[.A82]))" office:value-type="boolean" office:boolean-value="false">
            <text:p>FALSE</text:p>
          </table:table-cell>
          <table:table-cell table:formula="oooc:=IF([.C82];MID([.A82]; FIND(&quot;Hecho&quot;;[.A82])-1;1000);&quot;&quot;)">
            <text:p/>
          </table:table-cell>
          <table:table-cell table:formula="oooc:=ISNUMBER(FIND(&quot;%&quot;;[.D82]))" office:value-type="boolean" office:boolean-value="false">
            <text:p>FALSE</text:p>
          </table:table-cell>
          <table:table-cell table:formula="oooc:=IF(OR([.B82];[.E82]);1;0)" office:value-type="float" office:value="0">
            <text:p>0</text:p>
          </table:table-cell>
          <table:table-cell/>
          <table:table-cell table:number-columns-repeated="2"/>
          <table:table-cell table:formula="oooc:=[.F82]*[.G82]" office:value-type="float" office:value="0">
            <text:p>0</text:p>
          </table:table-cell>
          <table:table-cell table:number-columns-repeated="4"/>
        </table:table-row>
        <table:table-row table:style-name="ro6">
          <table:table-cell office:value-type="string">
            <text:p>(HLM) <text:a xlink:href="http://wiki.localbayes.es/LinearBlok">LinearBlk</text:a> + <text:a xlink:href="http://wiki.localbayes.es/SigmaBlk">SigmaBlk</text:a> + <text:a xlink:href="http://wiki.localbayes.es/MissingBlk">MissingBlk</text:a> + <text:a xlink:href="http://wiki.localbayes.es/ArimaBlk">ArimaBlk</text:a> </text:p>
          </table:table-cell>
          <table:table-cell table:formula="oooc:=ISNUMBER(FIND(&quot;Pendiente&quot;;[.A83]))" office:value-type="boolean" office:boolean-value="false">
            <text:p>FALSE</text:p>
          </table:table-cell>
          <table:table-cell table:formula="oooc:=ISNUMBER(FIND(&quot;Hecho&quot;;[.A83]))" office:value-type="boolean" office:boolean-value="false">
            <text:p>FALSE</text:p>
          </table:table-cell>
          <table:table-cell table:formula="oooc:=IF([.C83];MID([.A83]; FIND(&quot;Hecho&quot;;[.A83])-1;1000);&quot;&quot;)">
            <text:p/>
          </table:table-cell>
          <table:table-cell table:formula="oooc:=ISNUMBER(FIND(&quot;%&quot;;[.D83]))" office:value-type="boolean" office:boolean-value="false">
            <text:p>FALSE</text:p>
          </table:table-cell>
          <table:table-cell table:formula="oooc:=IF(OR([.B83];[.E83]);1;0)" office:value-type="float" office:value="0">
            <text:p>0</text:p>
          </table:table-cell>
          <table:table-cell/>
          <table:table-cell table:number-columns-repeated="2"/>
          <table:table-cell table:formula="oooc:=[.F83]*[.G83]" office:value-type="float" office:value="0">
            <text:p>0</text:p>
          </table:table-cell>
          <table:table-cell table:number-columns-repeated="4"/>
        </table:table-row>
        <table:table-row table:style-name="ro6">
          <table:table-cell office:value-type="string">
            <text:p>(Uninodal) <text:a xlink:href="http://wiki.localbayes.es/LinearBlok">LinearBlk</text:a> + <text:a xlink:href="http://wiki.localbayes.es/SigmaBlk">SigmaBlk</text:a> + <text:a xlink:href="http://wiki.localbayes.es/DeltaBlk">DeltaBlk</text:a> </text:p>
          </table:table-cell>
          <table:table-cell table:formula="oooc:=ISNUMBER(FIND(&quot;Pendiente&quot;;[.A84]))" office:value-type="boolean" office:boolean-value="false">
            <text:p>FALSE</text:p>
          </table:table-cell>
          <table:table-cell table:formula="oooc:=ISNUMBER(FIND(&quot;Hecho&quot;;[.A84]))" office:value-type="boolean" office:boolean-value="false">
            <text:p>FALSE</text:p>
          </table:table-cell>
          <table:table-cell table:formula="oooc:=IF([.C84];MID([.A84]; FIND(&quot;Hecho&quot;;[.A84])-1;1000);&quot;&quot;)">
            <text:p/>
          </table:table-cell>
          <table:table-cell table:formula="oooc:=ISNUMBER(FIND(&quot;%&quot;;[.D84]))" office:value-type="boolean" office:boolean-value="false">
            <text:p>FALSE</text:p>
          </table:table-cell>
          <table:table-cell table:formula="oooc:=IF(OR([.B84];[.E84]);1;0)" office:value-type="float" office:value="0">
            <text:p>0</text:p>
          </table:table-cell>
          <table:table-cell/>
          <table:table-cell table:number-columns-repeated="2"/>
          <table:table-cell table:formula="oooc:=[.F84]*[.G84]" office:value-type="float" office:value="0">
            <text:p>0</text:p>
          </table:table-cell>
          <table:table-cell table:number-columns-repeated="4"/>
        </table:table-row>
        <table:table-row table:style-name="ro2">
          <table:table-cell office:value-type="string">
            <text:p>Tests de proyectos reales:Debería haber un sitio en el wiki de bayes en el que se den de alta los proyectos que usan BSR con unas mínimas explicaciones del objetivo del proyecto, la solución adoptada y las instrucciones para reproducir de forma segura el modelo desde la VPN sin molestar mucho a los responsables del mismo (Pendiente) </text:p>
          </table:table-cell>
          <table:table-cell table:formula="oooc:=ISNUMBER(FIND(&quot;Pendiente&quot;;[.A85]))" office:value-type="boolean" office:boolean-value="true">
            <text:p>TRUE</text:p>
          </table:table-cell>
          <table:table-cell table:formula="oooc:=ISNUMBER(FIND(&quot;Hecho&quot;;[.A85]))" office:value-type="boolean" office:boolean-value="false">
            <text:p>FALSE</text:p>
          </table:table-cell>
          <table:table-cell table:formula="oooc:=IF([.C85];MID([.A85]; FIND(&quot;Hecho&quot;;[.A85])-1;1000);&quot;&quot;)">
            <text:p/>
          </table:table-cell>
          <table:table-cell table:formula="oooc:=ISNUMBER(FIND(&quot;%&quot;;[.D85]))" office:value-type="boolean" office:boolean-value="false">
            <text:p>FALSE</text:p>
          </table:table-cell>
          <table:table-cell table:formula="oooc:=IF(OR([.B85];[.E85]);1;0)" office:value-type="float" office:value="1">
            <text:p>1</text:p>
          </table:table-cell>
          <table:table-cell office:value-type="float" office:value="10">
            <text:p>10</text:p>
          </table:table-cell>
          <table:table-cell table:number-columns-repeated="2"/>
          <table:table-cell table:formula="oooc:=[.F85]*[.G85]" office:value-type="float" office:value="10">
            <text:p>10</text:p>
          </table:table-cell>
          <table:table-cell table:number-columns-repeated="4"/>
        </table:table-row>
        <table:table-row table:style-name="ro9">
          <table:table-cell office:value-type="string">
            <text:p>(HLM) <text:a xlink:href="http://wiki.localbayes.es/LinearBlok">LinearBlk</text:a> + <text:a xlink:href="http://wiki.localbayes.es/SigmaBlk">SigmaBlk</text:a> + <text:a xlink:href="http://wiki.localbayes.es/MissingBlk">MissingBlk</text:a> + <text:a xlink:href="http://wiki.localbayes.es/ArimaBlk">ArimaBlk</text:a>: bsd\entity\<text:a xlink:href="http://wiki.localbayes.es/PrjI3">PrjI3</text:a>\source\process\estimation\model\A3.Audiencia.Frj.235.7CH_PLANTILLA.tol </text:p>
          </table:table-cell>
          <table:table-cell table:formula="oooc:=ISNUMBER(FIND(&quot;Pendiente&quot;;[.A86]))" office:value-type="boolean" office:boolean-value="false">
            <text:p>FALSE</text:p>
          </table:table-cell>
          <table:table-cell table:formula="oooc:=ISNUMBER(FIND(&quot;Hecho&quot;;[.A86]))" office:value-type="boolean" office:boolean-value="false">
            <text:p>FALSE</text:p>
          </table:table-cell>
          <table:table-cell table:formula="oooc:=IF([.C86];MID([.A86]; FIND(&quot;Hecho&quot;;[.A86])-1;1000);&quot;&quot;)">
            <text:p/>
          </table:table-cell>
          <table:table-cell table:formula="oooc:=ISNUMBER(FIND(&quot;%&quot;;[.D86]))" office:value-type="boolean" office:boolean-value="false">
            <text:p>FALSE</text:p>
          </table:table-cell>
          <table:table-cell table:formula="oooc:=IF(OR([.B86];[.E86]);1;0)" office:value-type="float" office:value="0">
            <text:p>0</text:p>
          </table:table-cell>
          <table:table-cell/>
          <table:table-cell table:number-columns-repeated="2"/>
          <table:table-cell table:formula="oooc:=[.F86]*[.G86]" office:value-type="float" office:value="0">
            <text:p>0</text:p>
          </table:table-cell>
          <table:table-cell table:number-columns-repeated="4"/>
        </table:table-row>
        <table:table-row table:style-name="ro5">
          <table:table-cell office:value-type="string">
            <text:p>(Uninodal) <text:a xlink:href="http://wiki.localbayes.es/LinearBlok">LinearBlk</text:a> + <text:a xlink:href="http://wiki.localbayes.es/SigmaBlk">SigmaBlk</text:a> + <text:a xlink:href="http://wiki.localbayes.es/NonLinearFilterBlk">NonLinearFilterBlk</text:a> (<text:a xlink:href="http://wiki.localbayes.es/PubAdStock">PubAdStock</text:a>) : bsd\entity\<text:a xlink:href="http://wiki.localbayes.es/PrjDirectMedia">PrjDirectMedia</text:a>\source\process\model\<text:a xlink:href="http://wiki.localbayes.es/WarnerVisitantes">WarnerVisitantes</text:a>.tol </text:p>
          </table:table-cell>
          <table:table-cell table:formula="oooc:=ISNUMBER(FIND(&quot;Pendiente&quot;;[.A87]))" office:value-type="boolean" office:boolean-value="false">
            <text:p>FALSE</text:p>
          </table:table-cell>
          <table:table-cell table:formula="oooc:=ISNUMBER(FIND(&quot;Hecho&quot;;[.A87]))" office:value-type="boolean" office:boolean-value="false">
            <text:p>FALSE</text:p>
          </table:table-cell>
          <table:table-cell table:formula="oooc:=IF([.C87];MID([.A87]; FIND(&quot;Hecho&quot;;[.A87])-1;1000);&quot;&quot;)">
            <text:p/>
          </table:table-cell>
          <table:table-cell table:formula="oooc:=ISNUMBER(FIND(&quot;%&quot;;[.D87]))" office:value-type="boolean" office:boolean-value="false">
            <text:p>FALSE</text:p>
          </table:table-cell>
          <table:table-cell table:formula="oooc:=IF(OR([.B87];[.E87]);1;0)" office:value-type="float" office:value="0">
            <text:p>0</text:p>
          </table:table-cell>
          <table:table-cell/>
          <table:table-cell table:number-columns-repeated="2"/>
          <table:table-cell table:formula="oooc:=[.F87]*[.G87]" office:value-type="float" office:value="0">
            <text:p>0</text:p>
          </table:table-cell>
          <table:table-cell table:number-columns-repeated="4"/>
        </table:table-row>
        <table:table-row table:style-name="ro5">
          <table:table-cell office:value-type="string">
            <text:p>(Uninodal) <text:a xlink:href="http://wiki.localbayes.es/LinearBlok">LinearBlk</text:a> + <text:a xlink:href="http://wiki.localbayes.es/SigmaBlk">SigmaBlk</text:a> + <text:a xlink:href="http://wiki.localbayes.es/ArimaBlk">ArimaBlk</text:a>: bsd\entity\PrjMarcaBSR\source\process\estimation\estimateBSR.tol </text:p>
          </table:table-cell>
          <table:table-cell table:formula="oooc:=ISNUMBER(FIND(&quot;Pendiente&quot;;[.A88]))" office:value-type="boolean" office:boolean-value="false">
            <text:p>FALSE</text:p>
          </table:table-cell>
          <table:table-cell table:formula="oooc:=ISNUMBER(FIND(&quot;Hecho&quot;;[.A88]))" office:value-type="boolean" office:boolean-value="false">
            <text:p>FALSE</text:p>
          </table:table-cell>
          <table:table-cell table:formula="oooc:=IF([.C88];MID([.A88]; FIND(&quot;Hecho&quot;;[.A88])-1;1000);&quot;&quot;)">
            <text:p/>
          </table:table-cell>
          <table:table-cell table:formula="oooc:=ISNUMBER(FIND(&quot;%&quot;;[.D88]))" office:value-type="boolean" office:boolean-value="false">
            <text:p>FALSE</text:p>
          </table:table-cell>
          <table:table-cell table:formula="oooc:=IF(OR([.B88];[.E88]);1;0)" office:value-type="float" office:value="0">
            <text:p>0</text:p>
          </table:table-cell>
          <table:table-cell/>
          <table:table-cell table:number-columns-repeated="2"/>
          <table:table-cell table:formula="oooc:=[.F88]*[.G88]" office:value-type="float" office:value="0">
            <text:p>0</text:p>
          </table:table-cell>
          <table:table-cell table:number-columns-repeated="4"/>
        </table:table-row>
        <table:table-row table:style-name="ro6">
          <table:table-cell table:style-name="ce2" office:value-type="string">
            <text:p>Interfaz de usuario </text:p>
          </table:table-cell>
          <table:table-cell table:formula="oooc:=ISNUMBER(FIND(&quot;Pendiente&quot;;[.A89]))" office:value-type="boolean" office:boolean-value="false">
            <text:p>FALSE</text:p>
          </table:table-cell>
          <table:table-cell table:formula="oooc:=ISNUMBER(FIND(&quot;Hecho&quot;;[.A89]))" office:value-type="boolean" office:boolean-value="false">
            <text:p>FALSE</text:p>
          </table:table-cell>
          <table:table-cell table:style-name="ce2" table:formula="oooc:=IF([.C89];MID([.A89]; FIND(&quot;Hecho&quot;;[.A89])-1;1000);&quot;&quot;)">
            <text:p/>
          </table:table-cell>
          <table:table-cell table:formula="oooc:=ISNUMBER(FIND(&quot;%&quot;;[.D89]))" office:value-type="boolean" office:boolean-value="false">
            <text:p>FALSE</text:p>
          </table:table-cell>
          <table:table-cell table:formula="oooc:=IF(OR([.B89];[.E89]);1;0)" office:value-type="float" office:value="0">
            <text:p>0</text:p>
          </table:table-cell>
          <table:table-cell/>
          <table:table-cell table:number-columns-repeated="2"/>
          <table:table-cell table:formula="oooc:=[.F89]*[.G89]" office:value-type="float" office:value="0">
            <text:p>0</text:p>
          </table:table-cell>
          <table:table-cell table:number-columns-repeated="4"/>
        </table:table-row>
        <table:table-row table:style-name="ro6">
          <table:table-cell office:value-type="string">
            <text:p>Métodos de <text:a xlink:href="http://wiki.localbayes.es/NameBlock">NameBlock</text:a>(Hecho) </text:p>
          </table:table-cell>
          <table:table-cell table:formula="oooc:=ISNUMBER(FIND(&quot;Pendiente&quot;;[.A90]))" office:value-type="boolean" office:boolean-value="false">
            <text:p>FALSE</text:p>
          </table:table-cell>
          <table:table-cell table:formula="oooc:=ISNUMBER(FIND(&quot;Hecho&quot;;[.A90]))" office:value-type="boolean" office:boolean-value="true">
            <text:p>TRUE</text:p>
          </table:table-cell>
          <table:table-cell table:formula="oooc:=IF([.C90];MID([.A90]; FIND(&quot;Hecho&quot;;[.A90])-1;1000);&quot;&quot;)" office:value-type="string" office:string-value="(Hecho) ">
            <text:p>(Hecho) </text:p>
          </table:table-cell>
          <table:table-cell table:formula="oooc:=ISNUMBER(FIND(&quot;%&quot;;[.D90]))" office:value-type="boolean" office:boolean-value="false">
            <text:p>FALSE</text:p>
          </table:table-cell>
          <table:table-cell table:formula="oooc:=IF(OR([.B90];[.E90]);1;0)" office:value-type="float" office:value="0">
            <text:p>0</text:p>
          </table:table-cell>
          <table:table-cell/>
          <table:table-cell table:number-columns-repeated="2"/>
          <table:table-cell table:formula="oooc:=[.F90]*[.G90]" office:value-type="float" office:value="0">
            <text:p>0</text:p>
          </table:table-cell>
          <table:table-cell table:number-columns-repeated="4"/>
        </table:table-row>
        <table:table-row table:style-name="ro6">
          <table:table-cell office:value-type="string">
            <text:p>Métodos de VMatrix (Pendiente) </text:p>
          </table:table-cell>
          <table:table-cell table:formula="oooc:=ISNUMBER(FIND(&quot;Pendiente&quot;;[.A91]))" office:value-type="boolean" office:boolean-value="true">
            <text:p>TRUE</text:p>
          </table:table-cell>
          <table:table-cell table:formula="oooc:=ISNUMBER(FIND(&quot;Hecho&quot;;[.A91]))" office:value-type="boolean" office:boolean-value="false">
            <text:p>FALSE</text:p>
          </table:table-cell>
          <table:table-cell table:formula="oooc:=IF([.C91];MID([.A91]; FIND(&quot;Hecho&quot;;[.A91])-1;1000);&quot;&quot;)">
            <text:p/>
          </table:table-cell>
          <table:table-cell table:formula="oooc:=ISNUMBER(FIND(&quot;%&quot;;[.D91]))" office:value-type="boolean" office:boolean-value="false">
            <text:p>FALSE</text:p>
          </table:table-cell>
          <table:table-cell table:formula="oooc:=IF(OR([.B91];[.E91]);1;0)" office:value-type="float" office:value="1">
            <text:p>1</text:p>
          </table:table-cell>
          <table:table-cell office:value-type="float" office:value="5">
            <text:p>5</text:p>
          </table:table-cell>
          <table:table-cell table:number-columns-repeated="2"/>
          <table:table-cell table:formula="oooc:=[.F91]*[.G91]" office:value-type="float" office:value="5">
            <text:p>5</text:p>
          </table:table-cell>
          <table:table-cell table:number-columns-repeated="4"/>
        </table:table-row>
        <table:table-row table:style-name="ro6">
          <table:table-cell office:value-type="string">
            <text:p>Sistema de manejo de la base de datos (Pendiente) </text:p>
          </table:table-cell>
          <table:table-cell table:formula="oooc:=ISNUMBER(FIND(&quot;Pendiente&quot;;[.A92]))" office:value-type="boolean" office:boolean-value="true">
            <text:p>TRUE</text:p>
          </table:table-cell>
          <table:table-cell table:formula="oooc:=ISNUMBER(FIND(&quot;Hecho&quot;;[.A92]))" office:value-type="boolean" office:boolean-value="false">
            <text:p>FALSE</text:p>
          </table:table-cell>
          <table:table-cell table:formula="oooc:=IF([.C92];MID([.A92]; FIND(&quot;Hecho&quot;;[.A92])-1;1000);&quot;&quot;)">
            <text:p/>
          </table:table-cell>
          <table:table-cell table:formula="oooc:=ISNUMBER(FIND(&quot;%&quot;;[.D92]))" office:value-type="boolean" office:boolean-value="false">
            <text:p>FALSE</text:p>
          </table:table-cell>
          <table:table-cell table:formula="oooc:=IF(OR([.B92];[.E92]);1;0)" office:value-type="float" office:value="1">
            <text:p>1</text:p>
          </table:table-cell>
          <table:table-cell office:value-type="float" office:value="40">
            <text:p>40</text:p>
          </table:table-cell>
          <table:table-cell table:number-columns-repeated="2"/>
          <table:table-cell table:formula="oooc:=[.F92]*[.G92]" office:value-type="float" office:value="40">
            <text:p>40</text:p>
          </table:table-cell>
          <table:table-cell table:number-columns-repeated="4"/>
        </table:table-row>
      </table:table>
      <table:table table:name="Hoja2" table:style-name="ta1" table:print="false">
        <table:table-column table:style-name="co5" table:default-cell-style-name="Default"/>
        <table:table-row table:style-name="ro8">
          <table:table-cell/>
        </table:table-row>
      </table:table>
      <table:table table:name="Hoja3" table:style-name="ta1" table:print="false">
        <table:table-column table:style-name="co5" table:default-cell-style-name="Default"/>
        <table:table-row table:style-name="ro8">
          <table:table-cell/>
        </table:table-row>
      </table:table>
      <table:database-ranges>
        <table:database-range table:target-range-address="Hoja1.A1:Hoja1.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IE">€</number:currency-symbol>
      <number:number number:decimal-places="2" number:min-integer-digits="1" number:grouping="true"/>
    </number:currency-style>
    <number:currency-style style:name="N106">
      <style:text-properties fo:color="#ff0000"/>
      <number:text>-</number:text>
      <number:currency-symbol number:language="en" number:country="IE">€</number:currency-symbol>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loto_20_de_20_Datos_20_Ángulo" style:display-name="Piloto de Datos Ángulo" style:family="table-cell" style:parent-style-name="Default"/>
    <style:style style:name="Piloto_20_de_20_Datos_20_Valor" style:display-name="Piloto de Datos Valor" style:family="table-cell" style:parent-style-name="Default"/>
    <style:style style:name="Piloto_20_de_20_Datos_20_Campo" style:display-name="Piloto de Datos Campo" style:family="table-cell" style:parent-style-name="Default"/>
    <style:style style:name="Categoría_20_del_20_Piloto_20_de_20_Datos" style:display-name="Categoría del Piloto de Datos" style:family="table-cell" style:parent-style-name="Default">
      <style:table-cell-properties style:text-align-source="fix" style:repeat-content="false"/>
      <style:paragraph-properties fo:text-align="start"/>
    </style:style>
    <style:style style:name="Piloto_20_de_20_Datos_20_Título" style:display-name="Piloto de Datos Título" style:family="table-cell" style:parent-style-name="Default">
      <style:table-cell-properties style:text-align-source="fix" style:repeat-content="false"/>
      <style:paragraph-properties fo:text-align="start"/>
      <style:text-properties fo:font-weight="bold"/>
    </style:style>
    <style:style style:name="Piloto_20_de_20_Datos_20_Resultado" style:display-name="Piloto de Datos Resultado"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0-23">23/10/2008</text:date>, <text:time>10:38:5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Victor de Buen</meta:initial-creator>
    <meta:creation-date>2008-10-08T18:29:33</meta:creation-date>
    <dc:creator>Victor de Buen</dc:creator>
    <dc:date>2008-10-23T10:38:53</dc:date>
    <meta:editing-cycles>11</meta:editing-cycles>
    <meta:editing-duration>P2DT0H17M52S</meta:editing-duration>
    <meta:user-defined meta:name="Información 1"/>
    <meta:user-defined meta:name="Información 2"/>
    <meta:user-defined meta:name="Información 3"/>
    <meta:user-defined meta:name="Información 4"/>
    <meta:document-statistic meta:table-count="3" meta:cell-count="735"/>
  </office:meta>
</office:document-meta>
</file>